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47F00000285EC9C33C7CD9DD811.png" manifest:media-type="image/png"/>
  <manifest:file-entry manifest:full-path="Pictures/100002010000050200000279A8F5323216E6F695.png" manifest:media-type="image/png"/>
  <manifest:file-entry manifest:full-path="Pictures/1000020100000792000001261D2ACCC2702A7AF9.png" manifest:media-type="image/png"/>
  <manifest:file-entry manifest:full-path="Pictures/10000201000001020000012164DABF60E6B3ED2F.png" manifest:media-type="image/png"/>
  <manifest:file-entry manifest:full-path="Pictures/100002010000038D0000008D23D78F109C06782D.png" manifest:media-type="image/png"/>
  <manifest:file-entry manifest:full-path="Pictures/10000201000001DF000000D81704685BAF5916D4.png" manifest:media-type="image/png"/>
  <manifest:file-entry manifest:full-path="Pictures/100002010000024A000000D43B1D5B7E8DB40EBC.png" manifest:media-type="image/png"/>
  <manifest:file-entry manifest:full-path="Pictures/100002010000030E000000AD51F758584FB10BE0.png" manifest:media-type="image/png"/>
  <manifest:file-entry manifest:full-path="Pictures/1000020100000128000000C4FC99DB07D53351B1.png" manifest:media-type="image/png"/>
  <manifest:file-entry manifest:full-path="Pictures/10000201000002E90000015D67DB853FD90F3012.png" manifest:media-type="image/png"/>
  <manifest:file-entry manifest:full-path="Pictures/100002010000064000000477FB85AC9F542831FB.png" manifest:media-type="image/png"/>
  <manifest:file-entry manifest:full-path="Pictures/10000201000003A100000051583A0B22F816B1A3.png" manifest:media-type="image/png"/>
  <manifest:file-entry manifest:full-path="Pictures/TablePreview1.svm" manifest:media-type=""/>
  <manifest:file-entry manifest:full-path="Pictures/100002010000026C000000D2FDA7D624A837179C.png" manifest:media-type="image/png"/>
  <manifest:file-entry manifest:full-path="Pictures/100002010000028C000000370AF85C46CC5C4E0C.png" manifest:media-type="image/png"/>
  <manifest:file-entry manifest:full-path="Pictures/10000201000002F7000000C50F3724C77A89B145.png" manifest:media-type="image/png"/>
  <manifest:file-entry manifest:full-path="Pictures/1000020100000359000000996671EF775BA859FE.png" manifest:media-type="image/png"/>
  <manifest:file-entry manifest:full-path="Pictures/10000201000001490000007A578D610AC94E92F6.png" manifest:media-type="image/png"/>
  <manifest:file-entry manifest:full-path="Pictures/100002010000014D0000015DB51A1BB6BDC61F5C.png" manifest:media-type="image/png"/>
  <manifest:file-entry manifest:full-path="Pictures/1000020100000824000001BA372C8C58C25E4174.png" manifest:media-type="image/png"/>
  <manifest:file-entry manifest:full-path="Pictures/10000201000002350000004370D7EB827A51E047.png" manifest:media-type="image/png"/>
  <manifest:file-entry manifest:full-path="Pictures/10000201000000600000006057C2A31E4363DA96.png" manifest:media-type="image/png"/>
  <manifest:file-entry manifest:full-path="Pictures/10000201000000F00000006F0227DED0E859755A.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a500" draw:textarea-horizontal-align="justify" draw:textarea-vertical-align="middle" draw:auto-grow-height="false" fo:min-height="13.506cm" fo:min-width="2.038cm"/>
    </style:style>
    <style:style style:name="gr12" style:family="graphic" style:parent-style-name="standard">
      <style:graphic-properties draw:stroke="none" draw:fill-color="#afeeee" draw:textarea-horizontal-align="justify" draw:textarea-vertical-align="middle" draw:auto-grow-height="false" fo:min-height="4.064cm" fo:min-width="7.65cm"/>
    </style:style>
    <style:style style:name="gr1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4" style:family="graphic" style:parent-style-name="standard">
      <style:graphic-properties draw:stroke="none" draw:fill-color="#ffa500" draw:textarea-horizontal-align="justify" draw:textarea-vertical-align="middle" draw:auto-grow-height="false" fo:min-height="13.507cm" fo:min-width="2.038cm"/>
    </style:style>
    <style:style style:name="gr1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17"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1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0"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1"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2"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3"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5"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6"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27"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28"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9"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1"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2"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4"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35"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36" style:family="graphic" style:parent-style-name="Standard_5f_1">
      <style:graphic-properties draw:stroke="none" draw:fill-color="#d4ea6b" draw:textarea-horizontal-align="justify" draw:textarea-vertical-align="middle" draw:auto-grow-height="false" fo:min-height="26.114cm" fo:min-width="1.288cm"/>
    </style:style>
    <style:style style:name="gr37" style:family="graphic" style:parent-style-name="Standard_5f_1">
      <style:graphic-properties draw:stroke="none" draw:fill-color="#b4c7dc" draw:textarea-horizontal-align="justify" draw:textarea-vertical-align="middle" draw:auto-grow-height="false" fo:min-height="14.281cm" fo:min-width="1.14cm"/>
    </style:style>
    <style:style style:name="gr38" style:family="graphic" style:parent-style-name="standard">
      <style:graphic-properties draw:stroke="none" draw:fill-color="#d4ea6b" draw:textarea-horizontal-align="justify" draw:textarea-vertical-align="middle" draw:auto-grow-height="false" fo:min-height="1.749cm" fo:min-width="7.65cm"/>
    </style:style>
    <style:style style:name="gr39"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40"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22cm" fo:padding-top="0.165cm" fo:padding-bottom="0.165cm" fo:padding-left="0.29cm" fo:padding-right="0.29cm"/>
    </style:style>
    <style:style style:name="gr41"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42"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43"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44"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45" style:family="graphic" style:parent-style-name="Standard_5f_7">
      <style:graphic-properties draw:stroke="none" draw:fill-color="#ffa500" draw:textarea-horizontal-align="justify" draw:textarea-vertical-align="middle" draw:auto-grow-height="false" fo:min-height="13.507cm" fo:min-width="2.038cm"/>
    </style:style>
    <style:style style:name="gr46" style:family="graphic" style:parent-style-name="Standard_5f_7">
      <style:graphic-properties draw:stroke="none" draw:fill-color="#afeeee" draw:textarea-horizontal-align="justify" draw:textarea-vertical-align="middle" draw:auto-grow-height="false" fo:min-height="4.064cm" fo:min-width="7.65cm"/>
    </style:style>
    <style:style style:name="gr47" style:family="graphic" style:parent-style-name="Standard_5f_7">
      <style:graphic-properties draw:stroke="none" svg:stroke-color="#000000" draw:fill="none" draw:fill-color="#ffffff" draw:auto-grow-height="true" draw:auto-grow-width="false" fo:max-height="0cm" fo:min-height="0.949cm"/>
      <style:paragraph-properties style:writing-mode="lr-tb"/>
    </style:style>
    <style:style style:name="gr4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9"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0"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51"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846cm" fo:min-width="9.596cm" fo:padding-top="0.177cm" fo:padding-bottom="0.177cm" fo:padding-left="0.302cm" fo:padding-right="0.302cm"/>
    </style:style>
    <style:style style:name="gr52"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53"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746cm" fo:min-width="9.596cm" fo:padding-top="0.177cm" fo:padding-bottom="0.177cm" fo:padding-left="0.302cm" fo:padding-right="0.302cm"/>
    </style:style>
    <style:style style:name="gr54"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55"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56"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57" style:family="graphic" style:parent-style-name="Standard_5f_2">
      <style:graphic-properties draw:stroke="none" draw:fill-color="#355269" draw:textarea-horizontal-align="justify" draw:textarea-vertical-align="middle" draw:auto-grow-height="false" fo:min-height="14.281cm" fo:min-width="1.14cm"/>
    </style:style>
    <style:style style:name="gr58"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59"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6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61"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62"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1.15cm" fo:min-width="5.5cm" fo:padding-top="0.165cm" fo:padding-bottom="0.165cm" fo:padding-left="0.29cm" fo:padding-right="0.29cm"/>
    </style:style>
    <style:style style:name="gr63"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6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1.07cm" fo:min-width="5.42cm" fo:padding-top="0.165cm" fo:padding-bottom="0.165cm" fo:padding-left="0.29cm" fo:padding-right="0.29cm"/>
    </style:style>
    <style:style style:name="gr65"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66"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67" style:family="graphic" style:parent-style-name="Standard_5f_5_5f_1">
      <style:graphic-properties draw:stroke="none" draw:fill-color="#ff5429" draw:textarea-horizontal-align="justify" draw:textarea-vertical-align="middle" draw:auto-grow-height="false" fo:min-height="14.281cm" fo:min-width="1.14cm"/>
    </style:style>
    <style:style style:name="gr68" style:family="graphic" style:parent-style-name="Standard_5f_5_5f_1">
      <style:graphic-properties draw:stroke="none" draw:fill-color="#3465a4" draw:textarea-horizontal-align="justify" draw:textarea-vertical-align="middle" draw:auto-grow-height="false" fo:min-height="25.965cm" fo:min-width="0.384cm"/>
    </style:style>
    <style:style style:name="gr69"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7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71"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2"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73"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75cm" fo:min-width="2.5cm" fo:padding-top="0.165cm" fo:padding-bottom="0.165cm" fo:padding-left="0.29cm" fo:padding-right="0.29cm"/>
    </style:style>
    <style:style style:name="gr7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76"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67cm" fo:min-width="3.22cm" fo:padding-top="0.165cm" fo:padding-bottom="0.165cm" fo:padding-left="0.29cm" fo:padding-right="0.29cm"/>
    </style:style>
    <style:style style:name="gr77"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7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79" style:family="graphic" style:parent-style-name="standard">
      <style:graphic-properties draw:stroke="none" draw:fill-color="#afeeee" draw:textarea-horizontal-align="justify" draw:textarea-vertical-align="middle" draw:auto-grow-height="false" fo:min-height="2.465cm" fo:min-width="13.334cm"/>
    </style:style>
    <style:style style:name="gr80"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1"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82"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83" style:family="graphic" style:parent-style-name="Standard_5f_2">
      <style:graphic-properties draw:stroke="none" draw:fill-color="#b4c7dc" draw:textarea-horizontal-align="justify" draw:textarea-vertical-align="middle" draw:auto-grow-height="false" fo:min-height="4.459cm" fo:min-width="0.32cm"/>
    </style:style>
    <style:style style:name="gr84"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85"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86" style:family="graphic" style:parent-style-name="standard">
      <style:graphic-properties draw:stroke="none" draw:fill-color="#afeeee" draw:textarea-horizontal-align="justify" draw:textarea-vertical-align="middle" draw:auto-grow-height="false" fo:min-height="1.865cm" fo:min-width="7.65cm"/>
    </style:style>
    <style:style style:name="gr87" style:family="graphic" style:parent-style-name="Standard_5f_8">
      <style:graphic-properties draw:stroke="none" draw:fill-color="#ffa500" draw:textarea-horizontal-align="justify" draw:textarea-vertical-align="middle" draw:auto-grow-height="false" fo:min-height="13.506cm" fo:min-width="2.038cm"/>
    </style:style>
    <style:style style:name="gr88" style:family="graphic" style:parent-style-name="Standard_5f_8">
      <style:graphic-properties draw:stroke="none" draw:fill-color="#afeeee" draw:textarea-horizontal-align="justify" draw:textarea-vertical-align="middle" draw:auto-grow-height="false" fo:min-height="4.064cm" fo:min-width="7.65cm"/>
    </style:style>
    <style:style style:name="gr89"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90" style:family="graphic" style:parent-style-name="Standard_5f_2">
      <style:graphic-properties draw:stroke="none" draw:fill="none" fo:min-height="0.788cm"/>
      <style:paragraph-properties style:writing-mode="lr-tb"/>
    </style:style>
    <style:style style:name="gr91" style:family="graphic" style:parent-style-name="Standard_5f_2">
      <style:graphic-properties draw:stroke="none" draw:fill="none" fo:min-height="1.575cm"/>
      <style:paragraph-properties style:writing-mode="lr-tb"/>
    </style:style>
    <style:style style:name="gr9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93"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94"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95"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96"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97"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98"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99"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00"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01" style:family="graphic" style:parent-style-name="Standard_5f_8">
      <style:graphic-properties draw:stroke="none" draw:fill-color="#d62e4e" draw:textarea-horizontal-align="justify" draw:textarea-vertical-align="middle" draw:auto-grow-height="false" fo:min-height="13.506cm" fo:min-width="2.038cm"/>
    </style:style>
    <style:style style:name="gr102" style:family="graphic" style:parent-style-name="Standard_5f_8">
      <style:graphic-properties draw:stroke="none" draw:fill-color="#ff6d6d" draw:textarea-horizontal-align="justify" draw:textarea-vertical-align="middle" draw:auto-grow-height="false" fo:min-height="3.149cm" fo:min-width="7.65cm"/>
    </style:style>
    <style:style style:name="gr103" style:family="graphic" style:parent-style-name="Standard_5f_8">
      <style:graphic-properties draw:stroke="none" svg:stroke-color="#000000" draw:fill="none" draw:fill-color="#ffffff" draw:auto-grow-height="true" draw:auto-grow-width="false" fo:max-height="0cm" fo:min-height="1.897cm"/>
      <style:paragraph-properties style:writing-mode="lr-tb"/>
    </style:style>
    <style:style style:name="gr104" style:family="graphic" style:parent-style-name="Standard_5f_9">
      <style:graphic-properties draw:stroke="none" draw:fill="none" fo:min-height="3.045cm"/>
      <style:paragraph-properties style:writing-mode="lr-tb"/>
    </style:style>
    <style:style style:name="gr105" style:family="graphic" style:parent-style-name="Standard_5f_5_5f_1">
      <style:graphic-properties draw:stroke="none" draw:fill-color="#ff5429" draw:textarea-horizontal-align="justify" draw:textarea-vertical-align="middle" draw:auto-grow-height="false" fo:min-height="4.459cm" fo:min-width="0.32cm"/>
    </style:style>
    <style:style style:name="gr106" style:family="graphic" style:parent-style-name="Standard_5f_5_5f_1">
      <style:graphic-properties draw:stroke="none" draw:fill-color="#3465a4" draw:textarea-horizontal-align="justify" draw:textarea-vertical-align="middle" draw:auto-grow-height="false" fo:min-height="8.245cm" fo:min-width="0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title">
      <style:graphic-properties draw:textarea-vertical-align="top" fo:min-height="1.182cm"/>
      <style:paragraph-properties style:writing-mode="lr-tb"/>
    </style:style>
    <style:style style:name="pr10" style:family="presentation" style:parent-style-name="Default-outline1" style:list-style-name="L5">
      <style:graphic-properties fo:min-height="11.929cm"/>
      <style:paragraph-properties style:writing-mode="lr-tb"/>
    </style:style>
    <style:style style:name="pr11" style:family="presentation" style:parent-style-name="Default-outline1" style:list-style-name="L5">
      <style:graphic-properties fo:min-height="11.929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title">
      <style:graphic-properties draw:textarea-vertical-align="top" fo:min-height="2.533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1.57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outline1" style:list-style-name="L5">
      <style:graphic-properties fo:min-height="11.929cm"/>
      <style:paragraph-properties style:writing-mode="lr-tb"/>
    </style:style>
    <style:style style:name="pr27" style:family="presentation" style:parent-style-name="Default-title">
      <style:graphic-properties draw:textarea-vertical-align="top" fo:min-height="0.8cm"/>
      <style:paragraph-properties style:writing-mode="lr-tb"/>
    </style:style>
    <style:style style:name="pr28" style:family="presentation" style:parent-style-name="Default-title">
      <style:graphic-properties draw:textarea-vertical-align="top" fo:min-height="2.605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title">
      <style:graphic-properties draw:textarea-vertical-align="top" fo:min-height="2.4cm"/>
      <style:paragraph-properties style:writing-mode="lr-tb"/>
    </style:style>
    <style:style style:name="pr31" style:family="presentation" style:parent-style-name="Default-outline1" style:list-style-name="L5">
      <style:graphic-properties fo:min-height="11.929cm"/>
      <style:paragraph-properties style:writing-mode="lr-tb"/>
    </style:style>
    <style:style style:name="pr32" style:family="presentation" style:parent-style-name="Default-title">
      <style:graphic-properties draw:textarea-vertical-align="top" fo:min-height="1.423cm"/>
      <style:paragraph-properties style:writing-mode="lr-tb"/>
    </style:style>
    <style:style style:name="pr33" style:family="presentation" style:parent-style-name="Default-title">
      <style:graphic-properties draw:textarea-vertical-align="top" fo:min-height="1.599cm"/>
      <style:paragraph-properties style:writing-mode="lr-tb"/>
    </style:style>
    <style:style style:name="pr34" style:family="presentation" style:parent-style-name="Default-outline1" style:list-style-name="L5">
      <style:graphic-properties fo:min-height="11.929cm"/>
      <style:paragraph-properties style:writing-mode="lr-tb"/>
    </style:style>
    <style:style style:name="pr35" style:family="presentation" style:parent-style-name="Default-title">
      <style:graphic-properties draw:textarea-vertical-align="top" fo:min-height="1.425cm"/>
      <style:paragraph-properties style:writing-mode="lr-tb"/>
    </style:style>
    <style:style style:name="pr36" style:family="presentation" style:parent-style-name="Default-outline1" style:list-style-name="L5">
      <style:graphic-properties fo:min-height="11.929cm"/>
      <style:paragraph-properties style:writing-mode="lr-tb"/>
    </style:style>
    <style:style style:name="pr37" style:family="presentation" style:parent-style-name="Default-notes" style:list-style-name="L1">
      <style:graphic-properties draw:fill-color="#ffffff" draw:auto-grow-height="true" fo:min-height="13.365cm"/>
      <style:paragraph-properties style:writing-mode="lr-tb"/>
    </style:style>
    <style:style style:name="pr38" style:family="presentation" style:parent-style-name="Default-title">
      <style:graphic-properties draw:textarea-vertical-align="top" fo:min-height="3.473cm"/>
      <style:paragraph-properties style:writing-mode="lr-tb"/>
    </style:style>
    <style:style style:name="pr39" style:family="presentation" style:parent-style-name="Default-title">
      <style:graphic-properties draw:textarea-vertical-align="top" fo:min-height="5.209cm"/>
      <style:paragraph-properties style:writing-mode="lr-tb"/>
    </style:style>
    <style:style style:name="pr40" style:family="presentation" style:parent-style-name="Default-notes" style:list-style-name="L1">
      <style:graphic-properties draw:fill-color="#ffffff" draw:auto-grow-height="true" fo:min-height="13.365cm"/>
      <style:paragraph-properties style:writing-mode="lr-tb"/>
    </style:style>
    <style:style style:name="pr41" style:family="presentation" style:parent-style-name="Default-outline1" style:list-style-name="L5">
      <style:graphic-properties fo:min-height="11.929cm"/>
      <style:paragraph-properties style:writing-mode="lr-tb"/>
    </style:style>
    <style:style style:name="pr42" style:family="presentation" style:parent-style-name="Default-outline1" style:list-style-name="L5">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outline1" style:list-style-name="L5">
      <style:graphic-properties fo:min-height="11.929cm"/>
      <style:paragraph-properties style:writing-mode="lr-tb"/>
    </style:style>
    <style:style style:name="pr45" style:family="presentation" style:parent-style-name="Default-outline1" style:list-style-name="L5">
      <style:graphic-properties fo:min-height="11.929cm"/>
      <style:paragraph-properties style:writing-mode="lr-tb"/>
    </style:style>
    <style:style style:name="pr46" style:family="presentation" style:parent-style-name="Default-outline1" style:list-style-name="L5">
      <style:graphic-properties fo:min-height="11.929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outline1" style:list-style-name="L5">
      <style:graphic-properties fo:min-height="11.929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title">
      <style:graphic-properties draw:textarea-vertical-align="top" fo:min-height="0.86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outline1" style:list-style-name="L5">
      <style:graphic-properties fo:min-height="11.92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notes" style:list-style-name="L1">
      <style:graphic-properties draw:fill-color="#ffffff" draw:auto-grow-height="true" fo:min-height="13.365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notes" style:list-style-name="L1">
      <style:graphic-properties draw:fill-color="#ffffff" draw:auto-grow-height="true" fo:min-height="13.365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notes" style:list-style-name="L1">
      <style:graphic-properties draw:fill-color="#ffffff" draw:auto-grow-height="true" fo:min-height="13.365cm"/>
      <style:paragraph-properties style:writing-mode="lr-tb"/>
    </style:style>
    <style:style style:name="pr74" style:family="presentation" style:parent-style-name="Default-outline1" style:list-style-name="L5">
      <style:graphic-properties fo:min-height="11.929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notes" style:list-style-name="L1">
      <style:graphic-properties draw:fill-color="#ffffff" draw:auto-grow-height="true" fo:min-height="13.365cm"/>
      <style:paragraph-properties style:writing-mode="lr-tb"/>
    </style:style>
    <style:style style:name="pr77" style:family="presentation" style:parent-style-name="Default-outline1" style:list-style-name="L5">
      <style:graphic-properties fo:min-height="11.929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outline1" style:list-style-name="L5">
      <style:graphic-properties fo:min-height="11.929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notes" style:list-style-name="L1">
      <style:graphic-properties draw:fill-color="#ffffff" draw:auto-grow-height="true" fo:min-height="13.365cm"/>
      <style:paragraph-properties style:writing-mode="lr-tb"/>
    </style:style>
    <style:style style:name="pr85" style:family="presentation" style:parent-style-name="Default_5f_-title">
      <style:graphic-properties draw:textarea-vertical-align="top" fo:min-height="1.267cm"/>
      <style:paragraph-properties style:writing-mode="lr-tb"/>
    </style:style>
    <style:style style:name="pr86" style:family="presentation" style:parent-style-name="Default_5f_-outline1" style:list-style-name="L5">
      <style:graphic-properties fo:min-height="11.929cm"/>
      <style:paragraph-properties style:writing-mode="lr-tb"/>
    </style:style>
    <style:style style:name="pr87" style:family="presentation" style:parent-style-name="Default_5f_-notes" style:list-style-name="L1">
      <style:graphic-properties draw:fill-color="#ffffff" draw:auto-grow-height="true" fo:min-height="13.365cm"/>
      <style:paragraph-properties style:writing-mode="lr-tb"/>
    </style:style>
    <style:style style:name="pr88" style:family="presentation" style:parent-style-name="Default-title">
      <style:graphic-properties draw:textarea-vertical-align="top" fo:min-height="5.677cm"/>
      <style:paragraph-properties style:writing-mode="lr-tb"/>
    </style:style>
    <style:style style:name="pr89" style:family="presentation" style:parent-style-name="Default-notes" style:list-style-name="L1">
      <style:graphic-properties draw:fill-color="#ffffff" draw:auto-grow-height="true" fo:min-height="13.365cm"/>
      <style:paragraph-properties style:writing-mode="lr-tb"/>
    </style:style>
    <style:style style:name="pr90" style:family="presentation" style:parent-style-name="Default_5f_-title">
      <style:graphic-properties draw:textarea-vertical-align="top" fo:min-height="1.303cm"/>
      <style:paragraph-properties style:writing-mode="lr-tb"/>
    </style:style>
    <style:style style:name="pr91" style:family="presentation" style:parent-style-name="Default_5f_-notes" style:list-style-name="L1">
      <style:graphic-properties draw:fill-color="#ffffff" draw:auto-grow-height="true" fo:min-height="13.365cm"/>
      <style:paragraph-properties style:writing-mode="lr-tb"/>
    </style:style>
    <style:style style:name="pr92" style:family="presentation" style:parent-style-name="Default-outline1" style:list-style-name="L5">
      <style:graphic-properties fo:min-height="11.929cm"/>
      <style:paragraph-properties style:writing-mode="lr-tb"/>
    </style:style>
    <style:style style:name="pr93"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none" draw:fill-color="#ffffff"/>
      <style:paragraph-properties style:writing-mode="lr-tb"/>
    </style:style>
    <style:style style:name="P23" style:family="paragraph">
      <style:paragraph-properties fo:text-align="center" style:writing-mode="lr-tb"/>
      <style:text-properties fo:font-size="30pt" fo:language="fr" fo:country="FR" fo:font-weight="bold" style:font-size-asian="32pt" style:font-weight-asian="bold" style:font-size-complex="32pt" style:font-weight-complex="bold"/>
    </style:style>
    <style:style style:name="P24"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draw:fill-color="#ffff00"/>
      <style:paragraph-properties fo:text-align="center"/>
    </style:style>
    <style:style style:name="P27" style:family="paragraph">
      <style:paragraph-properties fo:margin-left="0cm" fo:margin-right="0cm" fo:margin-top="0.37cm" fo:margin-bottom="0cm" fo:text-align="start" fo:text-indent="0cm">
        <style:tab-stops/>
      </style:paragraph-properties>
    </style:style>
    <style:style style:name="P28" style:family="paragraph">
      <loext:graphic-properties draw:fill="none" draw:fill-color="#ffffff"/>
      <style:paragraph-properties style:writing-mode="lr-tb"/>
      <style:text-properties fo:font-size="18pt"/>
    </style:style>
    <style:style style:name="P29" style:family="paragraph">
      <style:paragraph-properties fo:text-align="end"/>
    </style:style>
    <style:style style:name="P30" style:family="paragraph">
      <loext:graphic-properties draw:fill="none" draw:fill-color="#ffffff"/>
      <style:paragraph-properties fo:text-align="end" style:writing-mode="lr-tb"/>
      <style:text-properties fo:font-size="18pt"/>
    </style:style>
    <style:style style:name="P31"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2" style:family="paragraph">
      <style:paragraph-properties fo:margin-left="0cm" fo:margin-right="0cm" fo:margin-top="0.497cm" fo:margin-bottom="0cm" fo:text-align="start" fo:text-indent="0cm">
        <style:tab-stops/>
      </style:paragraph-properties>
    </style:style>
    <style:style style:name="P33" style:family="paragraph">
      <style:paragraph-properties fo:text-align="center"/>
      <style:text-properties fo:font-size="32pt" style:font-size-asian="32pt" style:font-size-complex="32pt"/>
    </style:style>
    <style:style style:name="P34" style:family="paragraph">
      <style:paragraph-properties fo:margin-left="0.1cm" fo:margin-right="0cm" fo:margin-top="0cm" fo:margin-bottom="0cm" fo:text-align="start" fo:text-indent="0cm"/>
      <style:text-properties style:font-size-asian="24pt" style:font-size-complex="24pt"/>
    </style:style>
    <style:style style:name="P35" style:family="paragraph">
      <style:paragraph-properties fo:text-align="start"/>
      <style:text-properties fo:font-size="24pt" style:font-size-asian="24pt" style:font-size-complex="24pt"/>
    </style:style>
    <style:style style:name="P36" style:family="paragraph">
      <style:text-properties fo:font-size="24pt" style:font-size-asian="24pt" style:font-size-complex="24pt"/>
    </style:style>
    <style:style style:name="P37" style:family="paragraph">
      <loext:graphic-properties draw:fill-color="#d4ea6b"/>
      <style:paragraph-properties fo:text-align="center"/>
      <style:text-properties fo:language="fr" fo:country="FR"/>
    </style:style>
    <style:style style:name="P38" style:family="paragraph">
      <loext:graphic-properties draw:fill-color="#b4c7dc"/>
      <style:paragraph-properties fo:text-align="center"/>
      <style:text-properties fo:language="fr" fo:country="FR"/>
    </style:style>
    <style:style style:name="P39"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0" style:family="paragraph">
      <style:paragraph-properties fo:margin-left="0cm" fo:margin-right="0cm" fo:margin-top="0.495cm" fo:margin-bottom="0cm" fo:text-align="start" fo:text-indent="0cm">
        <style:tab-stops/>
      </style:paragraph-properties>
    </style:style>
    <style:style style:name="P41" style:family="paragraph">
      <loext:graphic-properties draw:fill="none" draw:fill-color="#ffffff"/>
      <style:paragraph-properties fo:text-align="start" style:writing-mode="lr-tb"/>
    </style:style>
    <style:style style:name="P42" style:family="paragraph">
      <style:paragraph-properties fo:margin-left="0cm" fo:margin-right="0cm" fo:margin-top="0.397cm" fo:margin-bottom="0cm" fo:text-align="start" fo:text-indent="0cm">
        <style:tab-stops/>
      </style:paragraph-properties>
    </style:style>
    <style:style style:name="P43"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44"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45"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46"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47" style:family="paragraph">
      <style:paragraph-properties>
        <style:tab-stops>
          <style:tab-stop style:position="18.804cm"/>
        </style:tab-stops>
      </style:paragraph-properties>
    </style:style>
    <style:style style:name="P48"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9" style:family="paragraph">
      <loext:graphic-properties draw:fill-color="#355269"/>
      <style:paragraph-properties fo:text-align="center"/>
      <style:text-properties fo:language="fr" fo:country="FR"/>
    </style:style>
    <style:style style:name="P50" style:family="paragraph">
      <loext:graphic-properties draw:fill-color="#158466"/>
      <style:paragraph-properties fo:text-align="center"/>
      <style:text-properties fo:language="fr" fo:country="FR"/>
    </style:style>
    <style:style style:name="P51" style:family="paragraph">
      <loext:graphic-properties draw:fill-color="#ffffff"/>
      <style:paragraph-properties fo:text-align="start" style:writing-mode="lr-tb"/>
      <style:text-properties fo:font-size="22pt" fo:language="fr" fo:country="FR" style:font-size-asian="22pt" style:font-size-complex="22pt"/>
    </style:style>
    <style:style style:name="P52" style:family="paragraph">
      <loext:graphic-properties draw:fill-color="#ff3838"/>
      <style:paragraph-properties fo:text-align="center"/>
    </style:style>
    <style:style style:name="P5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54" style:family="paragraph">
      <loext:graphic-properties draw:fill-color="#ff5429"/>
      <style:paragraph-properties fo:text-align="center"/>
      <style:text-properties fo:language="fr" fo:country="FR"/>
    </style:style>
    <style:style style:name="P55" style:family="paragraph">
      <style:paragraph-properties fo:text-align="start" style:writing-mode="lr-tb"/>
      <style:text-properties fo:font-size="28pt" fo:language="fr" fo:country="FR" fo:font-weight="bold" style:font-size-asian="28pt" style:font-size-complex="28pt"/>
    </style:style>
    <style:style style:name="P56" style:family="paragraph">
      <loext:graphic-properties draw:fill-color="#3465a4"/>
      <style:paragraph-properties fo:text-align="center"/>
      <style:text-properties fo:language="fr" fo:country="FR"/>
    </style:style>
    <style:style style:name="P57"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58" style:family="paragraph">
      <loext:graphic-properties draw:fill="none" draw:fill-color="#ffffff"/>
      <style:paragraph-properties fo:text-align="center" style:writing-mode="lr-tb"/>
    </style:style>
    <style:style style:name="P59" style:family="paragraph">
      <loext:graphic-properties draw:fill="none" draw:fill-color="#ffffff"/>
      <style:paragraph-properties fo:text-align="end" style:writing-mode="lr-tb"/>
    </style:style>
    <style:style style:name="P60"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61" style:family="paragraph">
      <loext:graphic-properties draw:fill-color="#ffd8ce"/>
      <style:paragraph-properties fo:text-align="center"/>
      <style:text-properties fo:language="fr" fo:country="FR"/>
    </style:style>
    <style:style style:name="P62"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63" style:family="paragraph">
      <loext:graphic-properties draw:fill="none" draw:opacity="100%"/>
      <style:paragraph-properties fo:text-align="center"/>
    </style:style>
    <style:style style:name="P64" style:family="paragraph">
      <loext:graphic-properties draw:fill="none" draw:fill-color="#ffffff"/>
      <style:paragraph-properties fo:text-align="start" style:writing-mode="lr-tb"/>
      <style:text-properties fo:font-size="18pt"/>
    </style:style>
    <style:style style:name="P65" style:family="paragraph">
      <loext:graphic-properties draw:fill-color="#d62e4e"/>
      <style:paragraph-properties fo:text-align="center"/>
      <style:text-properties fo:language="fr" fo:country="FR"/>
    </style:style>
    <style:style style:name="P66" style:family="paragraph">
      <loext:graphic-properties draw:fill-color="#ff6d6d"/>
      <style:paragraph-properties fo:text-align="center"/>
      <style:text-properties fo:language="fr" fo:country="FR"/>
    </style:style>
    <style:style style:name="P67" style:family="paragraph">
      <style:paragraph-properties fo:text-align="start" style:writing-mode="lr-tb"/>
      <style:text-properties fo:font-size="48pt" fo:language="fr" fo:country="FR" fo:font-weight="bold" style:font-size-asian="48pt" style:font-size-complex="48pt"/>
    </style:style>
    <style:style style:name="P68"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69" style:family="paragraph">
      <loext:graphic-properties draw:fill-color="#ffffff"/>
      <style:paragraph-properties style:writing-mode="lr-tb"/>
      <style:text-properties fo:font-size="24pt" fo:language="fr" fo:country="FR" fo:font-weight="bold" style:font-weight-asian="bold" style:font-weight-complex="bold"/>
    </style:style>
    <style:style style:name="P70"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font-variant="normal" fo:text-transform="none" style:use-window-font-color="true" loext:opacity="0%" style:text-outline="false" style:text-line-through-style="none" style:text-line-through-type="none" style:font-name="Liberation Sans" fo:font-size="30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11" style:family="text">
      <style:text-properties fo:color="#ffffff" loext:opacity="100%" fo:font-size="36pt" fo:language="fr" fo:country="FR" fo:font-weight="normal" style:font-size-asian="36pt" style:font-weight-asian="normal" style:font-size-complex="36pt" style:font-weight-complex="normal"/>
    </style:style>
    <style:style style:name="T1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4" style:family="text">
      <style:text-properties fo:font-size="12pt" fo:language="fr" fo:country="FR" fo:font-weight="bold" style:font-size-asian="12pt" style:font-weight-asian="bold" style:font-size-complex="12pt" style:font-weight-complex="bold"/>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7"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18" style:family="text">
      <style:text-properties fo:font-size="18pt"/>
    </style:style>
    <style:style style:name="T19" style:family="text">
      <style:text-properties fo:font-size="18pt" fo:font-weight="bold" style:font-weight-asian="bold" style:font-weight-complex="bold"/>
    </style:style>
    <style:style style:name="T20" style:family="text">
      <style:text-properties fo:font-size="22pt" fo:font-weight="bold" style:font-size-asian="22pt" style:font-weight-asian="bold" style:font-size-complex="22pt" style:font-weight-complex="bold"/>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2" style:family="text">
      <style:text-properties fo:color="#ffffff" loext:opacity="100%" fo:font-size="32pt" fo:font-weight="bold" style:font-size-asian="32pt" style:font-weight-asian="bold" style:font-size-complex="32pt" style:font-weight-complex="bold"/>
    </style:style>
    <style:style style:name="T23" style:family="text">
      <style:text-properties fo:font-size="24pt" style:font-size-asian="24pt" style:font-size-complex="24pt"/>
    </style:style>
    <style:style style:name="T24"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5"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6" style:family="text">
      <style:text-properties fo:font-size="20pt" fo:language="fr" fo:country="FR" fo:font-weight="normal" style:font-size-asian="20pt" style:font-weight-asian="normal" style:font-size-complex="20pt" style:font-weight-complex="normal"/>
    </style:style>
    <style:style style:name="T2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8"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29" style:family="text">
      <style:text-properties fo:color="#ffffff" loext:opacity="100%" fo:font-size="22pt" fo:language="fr" fo:country="FR" style:font-size-asian="22pt" style:font-size-complex="22pt"/>
    </style:style>
    <style:style style:name="T30" style:family="text">
      <style:text-properties fo:color="#ffffff" loext:opacity="100%" fo:font-size="18pt" fo:language="fr" fo:country="FR" style:font-size-asian="18pt" style:font-size-complex="18pt"/>
    </style:style>
    <style:style style:name="T31" style:family="text">
      <style:text-properties fo:color="#ffffff" loext:opacity="100%" fo:font-size="22pt" fo:language="fr" fo:country="FR" fo:font-weight="bold" style:font-size-asian="22pt" style:font-weight-asian="bold" style:font-size-complex="22pt" style:font-weight-complex="bold"/>
    </style:style>
    <style:style style:name="T32" style:family="text">
      <style:text-properties fo:font-size="34pt" fo:font-weight="normal" style:font-size-asian="34pt" style:font-weight-asian="normal" style:font-size-complex="34pt" style:font-weight-complex="normal"/>
    </style:style>
    <style:style style:name="T33" style:family="text">
      <style:text-properties fo:color="#ffffff" loext:opacity="100%" fo:font-size="12pt" fo:language="fr" fo:country="FR" fo:font-weight="bold" style:font-size-asian="12pt" style:font-weight-asian="bold" style:font-size-complex="12pt" style:font-weight-complex="bold"/>
    </style:style>
    <style:style style:name="T34" style:family="text">
      <style:text-properties fo:color="#ffffff" loext:opacity="100%" fo:font-size="12pt" fo:language="fr" fo:country="FR" fo:font-weight="normal" style:font-size-asian="12pt" style:font-weight-asian="normal" style:font-size-complex="12pt"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6" style:family="text">
      <style:text-properties fo:font-size="34pt" fo:font-weight="bold" style:font-size-asian="34pt" style:font-weight-asian="bold" style:font-size-complex="34pt" style:font-weight-complex="bold"/>
    </style:style>
    <style:style style:name="T37"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38" style:family="text">
      <style:text-properties fo:font-size="13.3999996185303pt"/>
    </style:style>
    <style:style style:name="T39" style:family="text">
      <style:text-properties fo:font-size="32pt" style:font-size-asian="32pt" style:font-size-complex="32pt"/>
    </style:style>
    <style:style style:name="T40" style:family="text">
      <style:text-properties fo:font-weight="bold" style:font-weight-asian="bold" style:font-weight-complex="bold"/>
    </style:style>
    <style:style style:name="T41" style:family="text">
      <style:text-properties fo:font-size="28pt" fo:language="fr" fo:country="FR" fo:font-weight="bold" style:font-size-asian="28pt" style:font-size-complex="28pt"/>
    </style:style>
    <style:style style:name="T42" style:family="text">
      <style:text-properties fo:font-size="28pt" fo:language="fr" fo:country="FR" fo:font-weight="normal" style:font-size-asian="28pt" style:font-weight-asian="normal" style:font-size-complex="28pt" style:font-weight-complex="normal"/>
    </style:style>
    <style:style style:name="T4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5"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6" style:family="text">
      <style:text-properties fo:color="#c9211e" loext:opacity="100%" fo:font-size="36pt" fo:language="fr" fo:country="FR" fo:font-weight="bold" style:font-size-asian="36pt" style:font-weight-asian="bold" style:font-size-complex="36pt" style:font-weight-complex="bold"/>
    </style:style>
    <style:style style:name="T4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8" style:family="text">
      <style:text-properties fo:font-size="13.3999996185303pt" fo:language="fr" fo:country="FR" fo:font-weight="normal" style:font-size-asian="12pt" style:font-weight-asian="normal" style:font-size-complex="12pt" style:font-weight-complex="normal"/>
    </style:style>
    <style:style style:name="T49" style:family="text">
      <style:text-properties fo:color="#ffffff" loext:opacity="100%" fo:font-size="32pt" fo:language="fr" fo:country="FR" fo:font-weight="normal" style:font-size-asian="32pt" style:font-weight-asian="normal" style:font-size-complex="32pt" style:font-weight-complex="normal"/>
    </style:style>
    <style:style style:name="T50" style:family="text">
      <style:text-properties fo:color="#ffffff" loext:opacity="100%" fo:font-size="32pt" fo:language="fr" fo:country="FR" fo:font-weight="bold" style:font-size-asian="32pt" style:font-weight-asian="bold" style:font-size-complex="32pt" style:font-weight-complex="bold"/>
    </style:style>
    <style:style style:name="T51" style:family="text">
      <style:text-properties fo:font-size="32pt" fo:font-weight="bold" style:font-size-asian="32pt" style:font-weight-asian="bold" style:font-size-complex="32pt" style:font-weight-complex="bold"/>
    </style:style>
    <style:style style:name="T52" style:family="text">
      <style:text-properties fo:font-size="36pt" fo:language="fr" fo:country="FR" fo:font-weight="bold" style:font-size-asian="36pt" style:font-weight-asian="bold" style:font-size-complex="36pt" style:font-weight-complex="bold"/>
    </style:style>
    <style:style style:name="T53" style:family="text">
      <style:text-properties fo:font-size="21.2000007629395pt"/>
    </style:style>
    <style:style style:name="T54"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5" style:family="text">
      <style:text-properties fo:font-size="34pt" fo:language="fr" fo:country="FR" fo:font-weight="normal" style:font-size-asian="34pt" style:font-weight-asian="normal" style:font-size-complex="34pt" style:font-weight-complex="normal"/>
    </style:style>
    <style:style style:name="T56" style:family="text">
      <style:text-properties fo:font-size="48pt" fo:language="fr" fo:country="FR" fo:font-weight="bold" style:font-size-asian="48pt" style:font-size-complex="48pt"/>
    </style:style>
    <style:style style:name="T57" style:family="text">
      <style:text-properties fo:font-size="18pt" fo:language="fr" fo:country="FR" fo:font-weight="normal" style:font-weight-asian="normal" style:font-weight-complex="normal"/>
    </style:style>
    <style:style style:name="T58" style:family="text">
      <style:text-properties fo:font-variant="normal" fo:text-transform="none" style:use-window-font-color="true" loext:opacity="0%" style:text-outline="false" style:text-line-through-style="none" style:text-line-through-type="none" style:font-name="Liberation Sans" fo:font-size="28pt" fo:language="fr" fo:country="FR" fo:font-style="normal" fo:text-shadow="none" style:text-underline-style="none" fo:font-weight="bold"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5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0"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201000000F00000006F0227DED0E859755A.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63cm 15.69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8"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2010000014D0000015DB51A1BB6BDC61F5C.png" xlink:type="simple" xlink:show="embed" xlink:actuate="onLoad" draw:mime-type="image/png">
            <text:p/>
          </draw:image>
        </draw:frame>
        <draw:frame draw:style-name="gr13" draw:text-style-name="P22"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6.8cm" svg:height="5.005cm" svg:x="0.6cm" svg:y="3.4cm">
          <draw:image xlink:href="Pictures/1000020100000359000000996671EF775BA859FE.png" xlink:type="simple" xlink:show="embed" xlink:actuate="onLoad" draw:mime-type="image/png">
            <text:p/>
          </draw:image>
        </draw:frame>
        <draw:frame presentation:style-name="pr9" draw:text-style-name="P23" draw:layer="layout" svg:width="27.084cm" svg:height="1.182cm" svg:x="0.378cm" svg:y="8.7cm" presentation:class="title" presentation:user-transformed="true">
          <draw:text-box>
            <text:p text:style-name="P12"><text:span text:style-name="T10">Exemple de squelette de formulaire</text:span></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0" draw:text-style-name="P24" draw:layer="layout" svg:width="25.806cm" svg:height="8.505cm" svg:x="1.37cm" svg:y="2.295cm" presentation:class="outline" presentation:user-transformed="true">
          <draw:text-box>
            <text:list text:style-name="L2">
              <text:list-item>
                <text:p text:style-name="P16"><text:span text:style-name="T11">Permet de définir la façon dont les données sont envoyées</text:span></text:p>
              </text:list-item>
              <text:list-item>
                <text:p text:style-name="P16"><text:span text:style-name="T11">Possède la valeur "GET" par défaut</text:span></text:p>
                <text:list>
                  <text:list-item>
                    <text:p text:style-name="P1"><text:span text:style-name="T12">Valeur d'attribut insensible à la casse</text:span><text:span text:style-name="T12"><text:line-break/></text:span><text:span text:style-name="T12">Get = </text:span><text:span text:style-name="T13">GET</text:span><text:span text:style-name="T12"> = </text:span><text:span text:style-name="T13">get </text:span><text:span text:style-name="T11">= gEt</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6cm" svg:y="13.6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
          </draw:text-box>
        </draw:frame>
        <draw:custom-shape draw:style-name="gr16" draw:text-style-name="P26" draw:layer="layout" svg:width="6.4cm" svg:height="2cm" svg:x="7cm" svg:y="8.6cm">
          <text:p/>
          <draw:enhanced-geometry svg:viewBox="0 0 21600 21600" draw:type="rectangle" draw:enhanced-path="M 0 0 L 21600 0 21600 21600 0 21600 0 0 Z N"/>
        </draw:custom-shape>
        <draw:line draw:style-name="gr17" draw:text-style-name="P21" draw:layer="layout" svg:x1="7cm" svg:y1="10cm" svg:x2="7cm" svg:y2="13.2cm">
          <text:p/>
        </draw:line>
        <draw:frame draw:style-name="gr15" draw:text-style-name="P22"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1" draw:text-style-name="P24" draw:layer="layout" svg:width="25.806cm" svg:height="11.055cm" svg:x="1.37cm" svg:y="2.295cm" presentation:class="outline" presentation:user-transformed="true">
          <draw:text-box>
            <text:list text:style-name="L2">
              <text:list-item>
                <text:p text:style-name="P16"><text:span text:style-name="T11">Trois valeurs possibles :</text:span></text:p>
                <text:list>
                  <text:list-item>
                    <text:p text:style-name="P1"><text:span text:style-name="T11">GET – </text:span><text:span text:style-name="T9">Valeur par défaut</text:span></text:p>
                  </text:list-item>
                  <text:list-item>
                    <text:p text:style-name="P1"><text:span text:style-name="T11">POST</text:span></text:p>
                  </text:list-item>
                  <text:list-item>
                    <text:p text:style-name="P1"><text:span text:style-name="T11">DIALOG</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2" draw:text-style-name="P24" draw:layer="layout" svg:width="25.806cm" svg:height="11.055cm" svg:x="1.37cm" svg:y="2.295cm" presentation:class="outline" presentation:user-transformed="true">
          <draw:text-box>
            <text:list text:style-name="L2">
              <text:list-item>
                <text:p text:style-name="P16"><text:span text:style-name="T11">Données passent dans l'url / barre d'adresse du navigateur</text:span></text:p>
                <text:list>
                  <text:list-item>
                    <text:p text:style-name="P1"><text:span text:style-name="T9">Données visibles à l'envoi</text:span></text:p>
                  </text:list-item>
                </text:list>
              </text:list-item>
              <text:list-item>
                <text:p text:style-name="P16"><text:span text:style-name="T11">Limitation à 255 caractères historiquement</text:span></text:p>
                <text:list>
                  <text:list-item>
                    <text:p text:style-name="P1"><text:span text:style-name="T11">~2 000 caractères de nos jours</text:span></text:p>
                  </text:list-item>
                </text:list>
                <text:p text:style-name="P16"><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3" draw:text-style-name="P24"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1">Valeur par défaut de l'attribut "method"</text:span></text:p>
              </text:list-item>
              <text:list-item>
                <text:p text:style-name="P16"><text:span text:style-name="T11">Données envoyées vers le serveur à la soumission du formulaire</text:span></text:p>
              </text:list-item>
              <text:list-item>
                <text:p text:style-name="P16"><text:span text:style-name="T11">Permet de rejouer la requête au rafraîchissement de la page</text:span></text:p>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7cm" svg:y="12.9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item>
                <text:p><text:span text:style-name="T15">https://developer.mozilla.org/fr/docs/Glossary/Idempotent</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4" draw:layer="layout" svg:width="25.806cm" svg:height="9.1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Test sur ENT</text:span></text:p>
                  </text:list-item>
                  <text:list-item>
                    <text:p text:style-name="P1"><text:span text:style-name="T11">Vidéo Youtube</text:span></text:p>
                  </text:list-item>
                </text:list>
              </text:list-item>
              <text:list-item>
                <text:p text:style-name="P27"><text:span text:style-name="T16">Prend la forme :</text:span></text:p>
                <text:list>
                  <text:list-item>
                    <text:p text:style-name="P1"><text:span text:style-name="T16">mon.url?</text:span><text:span text:style-name="T17">val1=toto&amp;val2=3</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20" draw:text-style-name="P21" draw:layer="layout" svg:width="10.6cm" svg:height="1.8cm" svg:x="8.8cm" svg:y="9cm">
          <text:p/>
          <draw:enhanced-geometry svg:viewBox="0 0 21600 21600" draw:type="rectangle" draw:enhanced-path="M 0 0 L 21600 0 21600 21600 0 21600 0 0 Z N"/>
        </draw:custom-shape>
        <draw:frame draw:style-name="gr13" draw:text-style-name="P22" draw:layer="layout" svg:width="8.2cm" svg:height="2.384cm" svg:x="19.4cm" svg:y="11.201cm">
          <draw:text-box>
            <text:p>Valeurs de votre formulaire séparée par "&amp;" (ajouté par le navigateur)</text:p>
          </draw:text-box>
        </draw:frame>
        <draw:line draw:style-name="gr21" draw:text-style-name="P21" draw:layer="layout" svg:x1="8.6cm" svg:y1="10.2cm" svg:x2="8.6cm" svg:y2="13.2cm">
          <text:p/>
        </draw:line>
        <draw:custom-shape draw:style-name="gr22" draw:text-style-name="P21" draw:layer="layout" svg:width="0.6cm" svg:height="1.8cm" svg:x="8cm" svg:y="9cm">
          <text:p/>
          <draw:enhanced-geometry svg:viewBox="0 0 21600 21600" draw:mirror-horizontal="true" draw:type="rectangle" draw:enhanced-path="M 0 0 L 21600 0 21600 21600 0 21600 0 0 Z N"/>
        </draw:custom-shape>
        <draw:line draw:style-name="gr23" draw:text-style-name="P21" draw:layer="layout" svg:x1="19.4cm" svg:y1="10.2cm" svg:x2="19.4cm" svg:y2="13.351cm">
          <text:p/>
        </draw:line>
        <draw:frame draw:style-name="gr24" draw:text-style-name="P22" draw:layer="layout" svg:width="10.4cm" svg:height="3.095cm" svg:x="8.6cm" svg:y="11cm">
          <draw:text-box>
            <text:p>Caractère signifiant le début des paramètres d'URL (ajouté par le navigateur à la soumission)</text:p>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2010000028C000000370AF85C46CC5C4E0C.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8" draw:layer="layout" svg:width="10.4cm" svg:height="1.673cm" svg:x="14.4cm" svg:y="2.4cm">
          <draw:text-box>
            <text:p><text:span text:style-name="T18">Caractère signifiant le début des paramètres d'URL. </text:span><text:span text:style-name="T19">Indispensable</text:span></text:p>
          </draw:text-box>
        </draw:frame>
        <draw:custom-shape draw:style-name="gr25"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1" draw:text-style-name="P21" draw:layer="layout" svg:x1="14.4cm" svg:y1="2.421cm" svg:x2="14.4cm" svg:y2="5.821cm">
          <text:p/>
        </draw:line>
        <draw:line draw:style-name="gr26" draw:text-style-name="P21" draw:layer="layout" svg:x1="14.911cm" svg:y1="6.4cm" svg:x2="14.911cm" svg:y2="9.2cm">
          <text:p/>
        </draw:line>
        <draw:custom-shape draw:style-name="gr27" draw:text-style-name="P21" draw:layer="layout" svg:width="1.335cm" svg:height="0.753cm" svg:x="14.911cm" svg:y="5.786cm">
          <text:p/>
          <draw:enhanced-geometry svg:viewBox="0 0 21600 21600" draw:type="rectangle" draw:enhanced-path="M 0 0 L 21600 0 21600 21600 0 21600 0 0 Z N"/>
        </draw:custom-shape>
        <draw:frame draw:style-name="gr28" draw:text-style-name="P30" draw:layer="layout" svg:width="4.111cm" svg:height="1cm" svg:x="10.8cm" svg:y="8.2cm">
          <draw:text-box>
            <text:p text:style-name="P29"><text:span text:style-name="T18">Paramètre</text:span></text:p>
          </draw:text-box>
        </draw:frame>
        <draw:line draw:style-name="gr29" draw:text-style-name="P21" draw:layer="layout" svg:x1="25.711cm" svg:y1="6.4cm" svg:x2="25.711cm" svg:y2="11.2cm">
          <text:p/>
        </draw:line>
        <draw:custom-shape draw:style-name="gr30" draw:text-style-name="P21" draw:layer="layout" svg:width="5.311cm" svg:height="0.86cm" svg:x="20.4cm" svg:y="5.737cm">
          <text:p/>
          <draw:enhanced-geometry svg:viewBox="0 0 21600 21600" draw:type="rectangle" draw:enhanced-path="M 0 0 L 21600 0 21600 21600 0 21600 0 0 Z N"/>
        </draw:custom-shape>
        <draw:frame draw:style-name="gr28" draw:text-style-name="P30" draw:layer="layout" svg:width="4.111cm" svg:height="1cm" svg:x="21.6cm" svg:y="10.2cm">
          <draw:text-box>
            <text:p text:style-name="P29"><text:span text:style-name="T18">Valeur</text:span></text:p>
          </draw:text-box>
        </draw:frame>
        <draw:custom-shape draw:style-name="gr31"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2" draw:text-style-name="P21" draw:layer="layout" svg:x1="19.2cm" svg:y1="6.323cm" svg:x2="19.2cm" svg:y2="11.939cm">
          <text:p/>
        </draw:line>
        <draw:frame draw:style-name="gr15" draw:text-style-name="P30" draw:layer="layout" svg:width="8.6cm" svg:height="1.673cm" svg:x="10.6cm" svg:y="10.339cm">
          <draw:text-box>
            <text:p text:style-name="P29"><text:span text:style-name="T18">Séparateur entre chaque paire paramètre/valeur</text:span></text:p>
          </draw:text-box>
        </draw:frame>
        <draw:frame draw:style-name="gr33" draw:text-style-name="P31" draw:layer="layout" svg:width="26.6cm" svg:height="1.785cm" svg:x="0.4cm" svg:y="13.6cm">
          <draw:text-box>
            <text:p text:style-name="P12"><text:span text:style-name="T20">Combien de paramètres avons-nous envoyés avec le formulaire ?</text:span></text:p>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5" draw:text-style-name="P24" draw:layer="layout" svg:width="25.806cm" svg:height="9.705cm" svg:x="1.37cm" svg:y="2.295cm" presentation:class="outline" presentation:user-transformed="true">
          <draw:text-box>
            <text:list text:style-name="L2">
              <text:list-item>
                <text:p text:style-name="P16"><text:span text:style-name="T11">Données passent dans le corps de la requête</text:span></text:p>
                <text:list>
                  <text:list-item>
                    <text:p text:style-name="P1"><text:span text:style-name="T9">Données invisible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1">Pas de limite de caractères</text:span></text:p>
              </text:list-item>
              <text:list-item>
                <text:p text:style-name="P1"><text:span text:style-name="T11">Permet d'envoyer des médias (images, vidéos…)</text:span></text:p>
                <text:list>
                  <text:list-item>
                    <text:p text:style-name="P1"><text:span text:style-name="T11">Il faudra rajouter un attribut spécial</text:span></text:p>
                  </text:list-item>
                </text:list>
                <text:p text:style-name="P1"><text:span text:style-name="T11"/></text:p>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4" draw:text-style-name="P25" draw:layer="layout" svg:width="25.147cm" svg:height="0.725cm" svg:x="1.017cm" svg:y="12.699cm">
          <draw:text-box>
            <text:p><text:span text:style-name="T14">* : A condition que le serveur soit https</text:span></text:p>
          </draw:text-box>
        </draw:fram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6" draw:text-style-name="P24" draw:layer="layout" svg:width="25.806cm" svg:height="9.705cm" svg:x="1.37cm" svg:y="2.295cm" presentation:class="outline" presentation:user-transformed="true">
          <draw:text-box>
            <text:list text:style-name="L2">
              <text:list-item>
                <text:p text:style-name="P16"><text:span text:style-name="T11">Données envoyées vers le serveur à la soumission du formulaire</text:span></text:p>
              </text:list-item>
              <text:list-item>
                <text:p text:style-name="P32"><text:span text:style-name="T11">Exemples d'utilisation :</text:span></text:p>
                <text:list>
                  <text:list-item>
                    <text:p text:style-name="P1"><text:span text:style-name="T11">Formulaire d'achat en ligne</text:span></text:p>
                  </text:list-item>
                  <text:list-item>
                    <text:p text:style-name="P1"><text:span text:style-name="T11">Upload d'images / vidéos</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351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17" draw:text-style-name="P24" draw:layer="layout" svg:width="25.806cm" svg:height="8.505cm" svg:x="1.37cm" svg:y="2.295cm" presentation:class="outline" presentation:user-transformed="true">
          <draw:text-box>
            <text:list text:style-name="L2">
              <text:list-item>
                <text:p text:style-name="P16"><text:span text:style-name="T11">Posez-vous les questions suivantes :</text:span></text:p>
                <text:list>
                  <text:list-item>
                    <text:p text:style-name="P1"><text:span text:style-name="T11">Est-ce que les données sont sensibles ?</text:span></text:p>
                  </text:list-item>
                  <text:list-item>
                    <text:p text:style-name="P1"><text:span text:style-name="T11">Est-ce que l'utilisateur n'a pas besoin de faire un marque-page ?</text:span></text:p>
                  </text:list-item>
                  <text:list-item>
                    <text:p text:style-name="P1"><text:span text:style-name="T11">Est-ce que je dois envoyer des médias ?</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7cm" svg:y="13.4cm">
          <draw:text-box>
            <text:p><text:span text:style-name="T14">Source(s) :</text:span></text:p>
            <text:list text:style-name="L1">
              <text:list-item>
                <text:p><text:span text:style-name="T15">https://www.guru99.com/difference-get-post-http.html – anglais</text:span></text:p>
              </text:list-item>
              <text:list-item>
                <text:p><text:span text:style-name="T21">https://www.w3schools.com/tags/ref_httpmethods.asp </text:span><text:span text:style-name="T15">– anglais</text:span></text:p>
              </text:list-item>
              <text:list-item>
                <text:p><text:span text:style-name="T15">https://developer.mozilla.org/fr/docs/Glossary/Idempotent</text:span></text:p>
              </text:list-item>
            </text:list>
          </draw:text-box>
        </draw:frame>
        <draw:frame draw:style-name="gr35" draw:text-style-name="P31" draw:layer="layout" svg:width="27cm" svg:height="1.187cm" svg:x="0.5cm" svg:y="11.413cm">
          <draw:text-box>
            <text:p text:style-name="P12"><text:span text:style-name="T20">Si une seule des questions a pour réponse "Oui" alors utilisez "POST"</text:span></text:p>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2">GET</text:span></text:p>
              </table:table-cell>
              <table:table-cell table:style-name="ce2">
                <text:p text:style-name="P33"><text:span text:style-name="T22">POST</text:span></text:p>
              </table:table-cell>
            </table:table-row>
            <table:table-row table:style-name="ro2">
              <table:table-cell table:style-name="ce3">
                <text:p text:style-name="P34"><text:span text:style-name="T23">Envoie les données dans l'URL</text:span></text:p>
                <text:p text:style-name="P34"><text:span text:style-name="T23">(Les données sont visibles de tous)</text:span></text:p>
              </table:table-cell>
              <table:table-cell table:style-name="ce4">
                <text:p text:style-name="P35"><text:span text:style-name="T23">Permet d'envoyer des données sensibles</text:span></text:p>
              </table:table-cell>
            </table:table-row>
            <table:table-row table:style-name="ro3">
              <table:table-cell table:style-name="ce3">
                <text:p text:style-name="P34"><text:span text:style-name="T23">Permet de jouer la requête lorsque la page est rafraîchie</text:span></text:p>
              </table:table-cell>
              <table:table-cell table:style-name="ce4">
                <text:p text:style-name="P35"><text:span text:style-name="T23">Ne permet pas de rejouer la requête au rafraîchissement</text:span></text:p>
              </table:table-cell>
            </table:table-row>
            <table:table-row table:style-name="ro3">
              <table:table-cell table:style-name="ce3">
                <text:p text:style-name="P34"><text:span text:style-name="T23">Limité en taille pour la requête</text:span></text:p>
              </table:table-cell>
              <table:table-cell table:style-name="ce5">
                <text:p text:style-name="P36"><text:span text:style-name="T23">Pas de limite pour la requête</text:span></text:p>
              </table:table-cell>
            </table:table-row>
            <table:table-row table:style-name="ro3">
              <table:table-cell table:style-name="ce3">
                <text:p text:style-name="P34"><text:span text:style-name="T23">Ne permet pas d'envoyer des médias</text:span></text:p>
              </table:table-cell>
              <table:table-cell table:style-name="ce5">
                <text:p text:style-name="P36"><text:span text:style-name="T23">Permet d'envoyer des médias</text:span></text:p>
              </table:table-cell>
            </table:table-row>
            <table:table-row table:style-name="ro3">
              <table:table-cell table:style-name="ce3">
                <text:p text:style-name="P34"><text:span text:style-name="T23">Peut être mis en marque-page</text:span></text:p>
              </table:table-cell>
              <table:table-cell table:style-name="ce5">
                <text:p text:style-name="P36"><text:span text:style-name="T23">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custom-shape draw:style-name="gr36" draw:text-style-name="P37"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37" draw:text-style-name="P38" draw:layer="layout" svg:width="1.64cm" svg:height="14.531cm" draw:transform="rotate (-1.5707963267949) translate (28.32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8" draw:text-style-name="P39" draw:layer="layout" svg:width="27.084cm" svg:height="2.533cm" svg:x="0.458cm" svg:y="6.609cm" presentation:class="title" presentation:user-transformed="true">
          <draw:text-box>
            <text:p text:style-name="P12"><text:span text:style-name="T24">N'utilisez jamais "GET" dans un formulaire qui demande un numéro de carte bancaire. </text:span><text:span text:style-name="T25">Jamais.</text:span></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19" draw:text-style-name="P24" draw:layer="layout" svg:width="25.806cm" svg:height="9.705cm" svg:x="1.37cm" svg:y="2.295cm" presentation:class="outline" presentation:user-transformed="true">
          <draw:text-box>
            <text:list text:style-name="L2">
              <text:list-item>
                <text:p text:style-name="P16"><text:span text:style-name="T11">Cache le formulaire lors de la soumission</text:span></text:p>
                <text:list>
                  <text:list-item>
                    <text:p text:style-name="P1"><text:span text:style-name="T11">Uniquement si le formulaire est contenu dans une balise &lt;dialog&gt;</text:span></text:p>
                  </text:list-item>
                </text:list>
              </text:list-item>
              <text:list-item>
                <text:p text:style-name="P1"><text:span text:style-name="T11">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0" draw:text-style-name="P24" draw:layer="layout" svg:width="25.806cm" svg:height="9.705cm" svg:x="1.37cm" svg:y="2.295cm" presentation:class="outline" presentation:user-transformed="true">
          <draw:text-box>
            <text:list text:style-name="L2">
              <text:list-item>
                <text:p text:style-name="P16"><text:span text:style-name="T11">Affiche le formulaire dans une modale</text:span></text:p>
                <text:list>
                  <text:list-item>
                    <text:p text:style-name="P1"><text:span text:style-name="T11">Le formulaire s'affiche au-dessus de la page</text:span></text:p>
                  </text:list-item>
                </text:list>
              </text:list-item>
              <text:list-item>
                <text:p text:style-name="P1"><text:span text:style-name="T11">On ne l'utilisera pas en cours</text:span></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6cm" svg:y="13.35cm">
          <draw:text-box>
            <text:p><text:span text:style-name="T14">Sources :</text:span></text:p>
            <text:list text:style-name="L1">
              <text:list-item>
                <text:p><text:span text:style-name="T15">https://developer.mozilla.org/fr/docs/Web/HTML/Element/Form</text:span></text:p>
              </text:list-item>
              <text:list-item>
                <text:p><text:span text:style-name="T15">https://developer.mozilla.org/fr/docs/Learn/Forms</text:span></text:p>
              </text:list-item>
              <text:list-item>
                <text:p><text:span text:style-name="T15">https://developer.mozilla.org/fr/docs/Web/HTML/Element/form#attr-method</text:span></text:p>
              </text:list-item>
            </text:list>
          </draw:text-box>
        </draw:frame>
        <draw:custom-shape draw:style-name="gr38" draw:text-style-name="P37"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1" draw:text-style-name="P24" draw:layer="layout" svg:width="25.806cm" svg:height="10.505cm" svg:x="1.37cm" svg:y="2.295cm" presentation:class="outline" presentation:user-transformed="true">
          <draw:text-box>
            <text:list text:style-name="L2">
              <text:list-item>
                <text:p text:style-name="P40"><text:span text:style-name="T11">L'attribut "action" permet de définir où les données vont être envoyées</text:span></text:p>
              </text:list-item>
              <text:list-item>
                <text:p text:style-name="P16"><text:span text:style-name="T11">Données traitées sous forme de pairs clés / valeurs</text:span></text:p>
                <text:list>
                  <text:list-item>
                    <text:p text:style-name="P1"><text:span text:style-name="T11">Clé définie par l'attribut "name"</text:span></text:p>
                    <text:list>
                      <text:list-item>
                        <text:p text:style-name="P1"><text:span text:style-name="T9">Tous les éléments de formulaire en ont besoin</text:span></text:p>
                      </text:list-item>
                    </text:list>
                  </text:list-item>
                  <text:list-item>
                    <text:p text:style-name="P1"><text:span text:style-name="T12">Valeur définie par l'attribut "value" (sauf pour la balise &lt;textarea&gt;</text:span><text:span text:style-name="T11">&lt;/textarea&gt;)</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98cm" svg:height="3.605cm" svg:x="3.51cm" svg:y="4.8cm">
          <draw:image xlink:href="Pictures/1000020100000359000000996671EF775BA859FE.png" xlink:type="simple" xlink:show="embed" xlink:actuate="onLoad" draw:mime-type="image/png">
            <text:p/>
          </draw:image>
        </draw:frame>
        <draw:custom-shape draw:style-name="gr40" draw:text-style-name="P21" draw:layer="layout" svg:width="10.8cm" svg:height="1.4cm" svg:x="6.6cm" svg:y="4.6cm">
          <text:p/>
          <draw:enhanced-geometry svg:viewBox="0 0 21600 21600" draw:type="rectangle" draw:enhanced-path="M 0 0 L 21600 0 21600 21600 0 21600 0 0 Z N"/>
        </draw:custom-shape>
        <draw:line draw:style-name="gr41" draw:text-style-name="P21" draw:layer="layout" svg:x1="6.6cm" svg:y1="5.2cm" svg:x2="6.6cm" svg:y2="2.6cm">
          <text:p/>
        </draw:line>
        <draw:frame draw:style-name="gr42" draw:text-style-name="P22" draw:layer="layout" svg:width="10.2cm" svg:height="1.825cm" svg:x="6.6cm" svg:y="2.6cm">
          <draw:text-box>
            <text:p><text:span text:style-name="T26">Endroit où les données vont être envoyées et traitées</text:span></text:p>
          </draw:text-box>
        </draw:frame>
        <draw:custom-shape draw:style-name="gr43" draw:text-style-name="P26" draw:layer="layout" svg:width="5.8cm" svg:height="1.4cm" svg:x="17.6cm" svg:y="4.6cm">
          <text:p/>
          <draw:enhanced-geometry svg:viewBox="0 0 21600 21600" draw:type="rectangle" draw:enhanced-path="M 0 0 L 21600 0 21600 21600 0 21600 0 0 Z N"/>
        </draw:custom-shape>
        <draw:line draw:style-name="gr44" draw:text-style-name="P21" draw:layer="layout" svg:x1="17.6cm" svg:y1="9.8cm" svg:x2="17.6cm" svg:y2="5.8cm">
          <text:p/>
        </draw:line>
        <draw:frame draw:style-name="gr15" draw:text-style-name="P41" draw:layer="layout" svg:width="7.6cm" svg:height="1.673cm" svg:x="17.6cm" svg:y="8.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draw:frame presentation:style-name="pr22"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3" draw:text-style-name="P24" draw:layer="layout" svg:width="25.806cm" svg:height="9.555cm" svg:x="1.37cm" svg:y="2.295cm" presentation:class="outline" presentation:user-transformed="true">
          <draw:text-box>
            <text:list text:style-name="L2">
              <text:list-item>
                <text:p text:style-name="P40"><text:span text:style-name="T11">Ensemble de balises permettant à l'utilisateur de remplir les formulaires</text:span></text:p>
              </text:list-item>
              <text:list-item>
                <text:p text:style-name="P40"><text:span text:style-name="T11">Balise la plus courante : &lt;input&gt;</text:span></text:p>
                <text:list>
                  <text:list-item>
                    <text:p text:style-name="P1"><text:span text:style-name="T11">Très polyvalente</text:span></text:p>
                  </text:list-item>
                </text:list>
              </text:list-item>
              <text:list-item>
                <text:p text:style-name="P40"><text:span text:style-name="T11">Fonctionnent de pair avec la balise &lt;label&gt;</text:span></text:p>
              </text:list-item>
              <text:list-item>
                <text:p text:style-name="P40"><text:span text:style-name="T9">Doivent être dans une balise &lt;form&gt;</text:span></text:p>
              </text:list-item>
            </text:list>
          </draw:text-box>
        </draw:frame>
        <draw:custom-shape draw:style-name="gr45" draw:text-style-name="P18" draw:layer="layout" svg:width="2.538cm" svg:height="13.757cm" draw:transform="rotate (-3.14159265358979) translate (1.017cm 16.14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6"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7" draw:text-style-name="P25" draw:layer="layout" svg:width="25.147cm" svg:height="1.199cm" svg:x="1.016cm" svg:y="13.65cm">
          <draw:text-box>
            <text:p><text:span text:style-name="T14">Sources :</text:span></text:p>
            <text:list text:style-name="L1">
              <text:list-item>
                <text:p><text:span text:style-name="T15">https://developer.mozilla.org/fr/docs/Web/HTML/Element/Form</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4" draw:text-style-name="P24" draw:layer="layout" svg:width="25.806cm" svg:height="10.455cm" svg:x="1.37cm" svg:y="2.295cm" presentation:class="outline" presentation:user-transformed="true">
          <draw:text-box>
            <text:list text:style-name="L2">
              <text:list-item>
                <text:p text:style-name="P16"><text:span text:style-name="T11">Balise auto-fermante</text:span></text:p>
              </text:list-item>
              <text:list-item>
                <text:p text:style-name="P16"><text:span text:style-name="T9">N'accepte que du texte mono-ligne</text:span></text:p>
                <text:list>
                  <text:list-item>
                    <text:p text:style-name="P1"><text:span text:style-name="T11">Ne permet pas de faire un retour à la ligne</text:span></text:p>
                  </text:list-item>
                </text:list>
              </text:list-item>
              <text:list-item>
                <text:p text:style-name="P1"><text:span text:style-name="T11">Attribut "value" permet de définir une valeur par défaut</text:span></text:p>
                <text:list>
                  <text:list-item>
                    <text:p text:style-name="P1"><text:span text:style-name="T11">Valeur souvent en provenance du serveur</text:span></text:p>
                  </text:list-item>
                </text:list>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7"><text:a xlink:href="https://developer.mozilla.org/fr/docs/Web/HTML/Element/Input/text" xlink:type="simple">https://developer.mozilla.org/fr/docs/Web/HTML/Element/Input/text</text:a></text:span></text:p>
              </text:list-item>
              <text:list-item>
                <text:p><text:span text:style-name="T27"><text:a xlink:href="https://developer.mozilla.org/fr/docs/Web/HTML/Element/Input" xlink:type="simple">https://developer.mozilla.org/fr/docs/Web/HTML/Element/Input</text:a></text:span></text:p>
              </text:list-item>
              <text:list-item>
                <text:p><text:span text:style-name="T27"><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5" draw:text-style-name="P24" draw:layer="layout" svg:width="25.806cm" svg:height="11.105cm" svg:x="1.37cm" svg:y="2.295cm" presentation:class="outline" presentation:user-transformed="true">
          <draw:text-box>
            <text:list text:style-name="L2">
              <text:list-item>
                <text:p text:style-name="P16"><text:span text:style-name="T11">Attribut "type" pour définir le type de données qui peut être entré ou le comportement du champ</text:span></text:p>
                <text:list>
                  <text:list-item>
                    <text:p text:style-name="P1"><text:span text:style-name="T11">"text" : texte</text:span></text:p>
                  </text:list-item>
                  <text:list-item>
                    <text:p text:style-name="P1"><text:span text:style-name="T11">"email" : courriel (nouveauté html5)</text:span></text:p>
                  </text:list-item>
                  <text:list-item>
                    <text:p text:style-name="P42"><text:span text:style-name="T12">"tel" : téléphone </text:span><text:span text:style-name="T11">(nouveauté html5)</text:span></text:p>
                  </text:list-item>
                  <text:list-item>
                    <text:p text:style-name="P42"><text:span text:style-name="T11">"hidden" : champ caché</text:span></text:p>
                  </text:list-item>
                  <text:list-item>
                    <text:p text:style-name="P1"><text:span text:style-name="T11">[...]</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14">Source(s) :</text:span></text:p>
            <text:list text:style-name="L1">
              <text:list-item>
                <text:p><text:span text:style-name="T27"><text:a xlink:href="https://developer.mozilla.org/fr/docs/Web/HTML/Element/Input/text" xlink:type="simple">https://developer.mozilla.org/fr/docs/Web/HTML/Element/Input/text</text:a></text:span></text:p>
              </text:list-item>
              <text:list-item>
                <text:p><text:span text:style-name="T27"><text:a xlink:href="https://developer.mozilla.org/fr/docs/Web/HTML/Element/Input" xlink:type="simple">https://developer.mozilla.org/fr/docs/Web/HTML/Element/Input</text:a></text:span></text:p>
                <text:p><text:span text:style-name="T15"/></text:p>
              </text:list-item>
            </text:list>
            <text:p><text:span text:style-name="T15"/></text:p>
          </draw:text-box>
        </draw:frame>
        <draw:custom-shape draw:style-name="gr12"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5" draw:style-name="dp1" draw:master-page-name="Default" presentation:presentation-page-layout-name="AL1T0">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16.207cm" svg:height="11.59cm" svg:x="5.897cm" svg:y="0.205cm">
          <draw:image xlink:href="Pictures/100002010000064000000477FB85AC9F542831FB.png" xlink:type="simple" xlink:show="embed" xlink:actuate="onLoad" draw:mime-type="image/png">
            <text:p/>
          </draw:image>
        </draw:frame>
        <draw:frame draw:style-name="gr24" draw:text-style-name="P25" draw:layer="layout" svg:width="25.147cm" svg:height="3.095cm" svg:x="1.017cm" svg:y="13.45cm">
          <draw:text-box>
            <text:p><text:span text:style-name="T14">Source(s) :</text:span></text:p>
            <text:list text:style-name="L1">
              <text:list-item>
                <text:p><text:span text:style-name="T27"><text:a xlink:href="https://developer.mozilla.org/fr/docs/Web/HTML/Element/Input/text" xlink:type="simple">https://developer.mozilla.org/fr/docs/Web/HTML/Element/Input/text</text:a></text:span></text:p>
              </text:list-item>
              <text:list-item>
                <text:p><text:span text:style-name="T27"><text:a xlink:href="https://developer.mozilla.org/fr/docs/Web/HTML/Element/Input" xlink:type="simple">https://developer.mozilla.org/fr/docs/Web/HTML/Element/Input</text:a></text:span></text:p>
              </text:list-item>
              <text:list-item>
                <text:p><text:span text:style-name="T27"><text:a xlink:href="https://www.smashingmagazine.com/2019/01/html5-input-types/?ref=heydesigner" xlink:type="simple">https://www.smashingmagazine.com/2019/01/html5-input-types/?ref=heydesigner</text:a></text:span><text:span text:style-name="T27"><text:s/></text:span><text:span text:style-name="T15">- anglais</text:span></text:p>
                <text:p><text:span text:style-name="T15"/></text:p>
              </text:list-item>
            </text:list>
            <text:p><text:span text:style-name="T15"/></text:p>
          </draw:text-box>
        </draw:frame>
        <draw:frame presentation:style-name="pr5" draw:text-style-name="P43" draw:layer="layout" svg:width="23.714cm" svg:height="1.737cm" svg:x="2.143cm" svg:y="11.925cm" presentation:class="title" presentation:user-transformed="true">
          <draw:text-box>
            <text:p text:style-name="P12"><text:span text:style-name="T28">Sur mobile (ici iOS) </text:span><text:span text:style-name="T29">le clavier change en fonction du champ dépendamment de valeur de son attribut "type"</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2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6" draw:text-style-name="P24" draw:layer="layout" svg:width="25.806cm" svg:height="10.45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Champ pour un pseudonyme</text:span></text:p>
                  </text:list-item>
                  <text:list-item>
                    <text:p text:style-name="P1"><text:span text:style-name="T11">Champ pour un numéro de téléphone</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7"><text:a xlink:href="https://developer.mozilla.org/fr/docs/Web/HTML/Element/Input/text" xlink:type="simple">https://developer.mozilla.org/fr/docs/Web/HTML/Element/Input/text</text:a></text:span></text:p>
              </text:list-item>
              <text:list-item>
                <text:p><text:span text:style-name="T27"><text:a xlink:href="https://developer.mozilla.org/fr/docs/Web/HTML/Element/Input" xlink:type="simple">https://developer.mozilla.org/fr/docs/Web/HTML/Element/Input</text:a></text:span></text:p>
              </text:list-item>
              <text:list-item>
                <text:p><text:span text:style-name="T27"><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4" draw:text-style-name="P25" draw:layer="layout" svg:width="25.147cm" svg:height="3.095cm" svg:x="1.016cm" svg:y="13.35cm">
          <draw:text-box>
            <text:p><text:span text:style-name="T14">Source(s) :</text:span></text:p>
            <text:list text:style-name="L1">
              <text:list-item>
                <text:p><text:span text:style-name="T27"><text:a xlink:href="https://developer.mozilla.org/fr/docs/Web/HTML/Element/Input/text" xlink:type="simple">https://developer.mozilla.org/fr/docs/Web/HTML/Element/Input/text</text:a></text:span></text:p>
              </text:list-item>
              <text:list-item>
                <text:p><text:span text:style-name="T27"><text:a xlink:href="https://developer.mozilla.org/fr/docs/Web/HTML/Element/Input" xlink:type="simple">https://developer.mozilla.org/fr/docs/Web/HTML/Element/Input</text:a></text:span></text:p>
              </text:list-item>
              <text:list-item>
                <text:p><text:span text:style-name="T27"><text:a xlink:href="https://developer.mozilla.org/fr/docs/Web/HTML/Attributs/autocomplete" xlink:type="simple">https://developer.mozilla.org/fr/docs/Web/HTML/Attributs/autocomplete</text:a></text:span></text:p>
                <text:p><text:span text:style-name="T15"/></text:p>
              </text:list-item>
            </text:list>
            <text:p><text:span text:style-name="T15"/></text:p>
          </draw:text-box>
        </draw:frame>
        <draw:frame draw:style-name="gr2" draw:text-style-name="P21" draw:layer="layout" svg:width="12.2cm" svg:height="8.078cm" svg:x="1.4cm" svg:y="2.415cm">
          <draw:image xlink:href="Pictures/1000020100000128000000C4FC99DB07D53351B1.png" xlink:type="simple" xlink:show="embed" xlink:actuate="onLoad" draw:mime-type="image/png">
            <text:p/>
          </draw:image>
        </draw:frame>
        <draw:frame presentation:style-name="pr27" draw:text-style-name="P44" draw:layer="layout" svg:width="12.314cm" svg:height="0.8cm" svg:x="1.286cm" svg:y="10.6cm" presentation:class="title" presentation:user-transformed="true">
          <draw:text-box>
            <text:p text:style-name="P12"><text:span text:style-name="T30">Exemple de balise &lt;input&gt; </text:span></text:p>
          </draw:text-box>
        </draw:frame>
        <draw:custom-shape draw:style-name="gr49" draw:text-style-name="P21" draw:layer="layout" svg:width="10.2cm" svg:height="1.2cm" svg:x="4cm" svg:y="4.4cm">
          <text:p/>
          <draw:enhanced-geometry svg:viewBox="0 0 21600 21600" draw:type="rectangle" draw:enhanced-path="M 0 0 L 21600 0 21600 21600 0 21600 0 0 Z N"/>
        </draw:custom-shape>
        <draw:line draw:style-name="gr50" draw:text-style-name="P21" draw:layer="layout" svg:x1="14.2cm" svg:y1="4.6cm" svg:x2="14.2cm" svg:y2="1.93cm">
          <text:p/>
        </draw:line>
        <draw:frame presentation:style-name="pr28" draw:text-style-name="P45" draw:layer="layout" svg:width="11.914cm" svg:height="2.605cm" svg:x="14.486cm" svg:y="1.93cm" presentation:class="title" presentation:user-transformed="true">
          <draw:text-box>
            <text:p text:style-name="P1"><text:span text:style-name="T31">Attribut type.</text:span><text:span text:style-name="T29"> Permet de définir le type donnée qui peuvent être entrées</text:span></text:p>
          </draw:text-box>
        </draw:frame>
        <draw:custom-shape draw:style-name="gr51" draw:text-style-name="P21" draw:layer="layout" svg:width="10.2cm" svg:height="1.2cm" svg:x="4cm" svg:y="5.9cm">
          <text:p/>
          <draw:enhanced-geometry svg:viewBox="0 0 21600 21600" draw:mirror-horizontal="false" draw:mirror-vertical="false" draw:type="rectangle" draw:enhanced-path="M 0 0 L 21600 0 21600 21600 0 21600 0 0 Z N"/>
        </draw:custom-shape>
        <draw:line draw:style-name="gr52" draw:text-style-name="P21" draw:layer="layout" svg:x1="14.2cm" svg:y1="6.5cm" svg:x2="15.4cm" svg:y2="6.5cm">
          <text:p/>
        </draw:line>
        <draw:frame presentation:style-name="pr28" draw:text-style-name="P45" draw:layer="layout" svg:width="11cm" svg:height="2.605cm" svg:x="15.6cm" svg:y="5.2cm" presentation:class="title" presentation:user-transformed="true">
          <draw:text-box>
            <text:p text:style-name="P1"><text:span text:style-name="T31">Attribut name.</text:span><text:span text:style-name="T29"> Permet de définir une variable dont la valeur sera la valeur de l'input</text:span></text:p>
          </draw:text-box>
        </draw:frame>
        <draw:custom-shape draw:style-name="gr53" draw:text-style-name="P21" draw:layer="layout" svg:width="10.2cm" svg:height="1.1cm" svg:x="4cm" svg:y="7.3cm">
          <text:p/>
          <draw:enhanced-geometry svg:viewBox="0 0 21600 21600" draw:type="rectangle" draw:enhanced-path="M 0 0 L 21600 0 21600 21600 0 21600 0 0 Z N"/>
        </draw:custom-shape>
        <draw:line draw:style-name="gr54" draw:text-style-name="P21" draw:layer="layout" svg:x1="14.2cm" svg:y1="12.2cm" svg:x2="14.2cm" svg:y2="8.13cm">
          <text:p/>
        </draw:line>
        <draw:frame presentation:style-name="pr28" draw:text-style-name="P45" draw:layer="layout" svg:width="11.914cm" svg:height="2.605cm" svg:x="14.486cm" svg:y="9.595cm" presentation:class="title" presentation:user-transformed="true">
          <draw:text-box>
            <text:p text:style-name="P1"><text:span text:style-name="T31">Attribut id.</text:span><text:span text:style-name="T29"> Valeur unique sur la page. Permet de lier le champ à une balise &lt;label&gt;</text:span></text:p>
          </draw:text-box>
        </draw:frame>
        <draw:line draw:style-name="gr52" draw:text-style-name="P21" draw:layer="layout" svg:x1="15.4cm" svg:y1="6cm" svg:x2="15.4cm" svg:y2="6.9cm">
          <text:p/>
        </draw:lin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29" draw:text-style-name="P46" draw:layer="layout" svg:width="25.806cm" svg:height="2.904cm" svg:x="1.37cm" svg:y="2.296cm" presentation:class="outline" presentation:user-transformed="true">
          <draw:text-box>
            <text:list text:style-name="L2">
              <text:list-item>
                <text:p><text:span text:style-name="T32">Définit une variable côté serveur. Exemple PHP :</text:span></text:p>
              </text:list-item>
            </text:list>
          </draw:text-box>
        </draw:frame>
        <draw:frame draw:style-name="gr2" draw:text-style-name="P21" draw:layer="layout" svg:width="8.686cm" svg:height="5.751cm" svg:x="0.914cm" svg:y="5.249cm">
          <draw:image xlink:href="Pictures/1000020100000128000000C4FC99DB07D53351B1.png" xlink:type="simple" xlink:show="embed" xlink:actuate="onLoad" draw:mime-type="image/png">
            <text:p/>
          </draw:image>
        </draw:frame>
        <draw:frame presentation:style-name="pr27" draw:text-style-name="P44" draw:layer="layout" svg:width="8.6cm" svg:height="0.8cm" svg:x="1cm" svg:y="11.2cm" presentation:class="title" presentation:user-transformed="true">
          <draw:text-box>
            <text:p text:style-name="P12"><text:span text:style-name="T30">Exemple de balise &lt;input&gt; </text:span></text:p>
          </draw:text-box>
        </draw:frame>
        <draw:line draw:style-name="gr55" draw:text-style-name="P21" draw:layer="layout" svg:x1="10.6cm" svg:y1="8cm" svg:x2="12.6cm" svg:y2="8cm">
          <text:p/>
        </draw:line>
        <draw:frame draw:style-name="gr2" draw:text-style-name="P21" draw:layer="layout" svg:width="14.634cm" svg:height="4.956cm" svg:x="13cm" svg:y="5.444cm">
          <draw:image xlink:href="Pictures/100002010000026C000000D2FDA7D624A837179C.png" xlink:type="simple" xlink:show="embed" xlink:actuate="onLoad" draw:mime-type="image/png">
            <text:p/>
          </draw:image>
        </draw:frame>
        <draw:frame presentation:style-name="pr30" draw:text-style-name="P44" draw:layer="layout" svg:width="14cm" svg:height="2.4cm" svg:x="13.4cm" svg:y="11.2cm" presentation:class="title" presentation:user-transformed="true">
          <draw:text-box>
            <text:p text:style-name="P12"><text:span text:style-name="T30">Avec la valeur de ma page PHP pour l'attribut "action" et l'attribut name, je peux récupérer la valeur dans le code PHP</text:span></text:p>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1" draw:text-style-name="P46" draw:layer="layout" svg:width="25.806cm" svg:height="2.904cm" svg:x="1.37cm" svg:y="2.296cm" presentation:class="outline" presentation:user-transformed="true">
          <draw:text-box>
            <text:list text:style-name="L2">
              <text:list-item>
                <text:p text:style-name="P47"><text:span text:style-name="T32">Définit la valeur par défaut d'un champ input :</text:span></text:p>
              </text:list-item>
            </text:list>
          </draw:text-box>
        </draw:frame>
        <draw:frame presentation:style-name="pr32" draw:text-style-name="P44" draw:layer="layout" svg:width="8.6cm" svg:height="1.423cm" svg:x="2.4cm" svg:y="10.4cm" presentation:class="title" presentation:user-transformed="true">
          <draw:text-box>
            <text:p text:style-name="P12"><text:span text:style-name="T30">Exemple de balise &lt;input&gt; <text:s/>avec une valeur par défaut</text:span></text:p>
          </draw:text-box>
        </draw:frame>
        <draw:frame draw:style-name="gr2" draw:text-style-name="P21" draw:layer="layout" svg:width="12.231cm" svg:height="5.514cm" svg:x="0.4cm" svg:y="4.686cm">
          <draw:image xlink:href="Pictures/10000201000001DF000000D81704685BAF5916D4.png" xlink:type="simple" xlink:show="embed" xlink:actuate="onLoad" draw:mime-type="image/png">
            <text:p/>
          </draw:image>
        </draw:frame>
        <draw:frame draw:style-name="gr2" draw:text-style-name="P21" draw:layer="layout" svg:width="13.824cm" svg:height="5cm" svg:x="13.8cm" svg:y="4.8cm">
          <draw:image xlink:href="Pictures/100002010000024A000000D43B1D5B7E8DB40EBC.png" xlink:type="simple" xlink:show="embed" xlink:actuate="onLoad" draw:mime-type="image/png">
            <text:p/>
          </draw:image>
        </draw:frame>
        <draw:frame presentation:style-name="pr33" draw:text-style-name="P44" draw:layer="layout" svg:width="13.6cm" svg:height="1.599cm" svg:x="13.8cm" svg:y="10.401cm" presentation:class="title" presentation:user-transformed="true">
          <draw:text-box>
            <text:p text:style-name="P12"><text:span text:style-name="T30">Même exemple, mais cette fois-ci, la valeur de l'input provient du PHP</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4" draw:text-style-name="P24" draw:layer="layout" svg:width="25.806cm" svg:height="7.705cm" svg:x="1.37cm" svg:y="2.295cm" presentation:class="outline" presentation:user-transformed="true">
          <draw:text-box>
            <text:list text:style-name="L2">
              <text:list-item>
                <text:p text:style-name="P16"><text:span text:style-name="T11">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6" draw:text-style-name="P48" draw:layer="layout" svg:width="25.147cm" svg:height="1.753cm" svg:x="1.02cm" svg:y="13.848cm">
          <draw:text-box>
            <text:p><text:span text:style-name="T33">Source(s) :</text:span></text:p>
            <text:list text:style-name="L1">
              <text:list-item>
                <text:p><text:span text:style-name="T27"><text:a xlink:href="https://www.anysurfer.be/fr/blog/detail/lelement-placeholder-nest-pas-un-label" xlink:type="simple">https://www.anysurfer.be/fr/blog/detail/lelement-placeholder-nest-pas-un-label</text:a></text:span></text:p>
              </text:list-item>
              <text:list-item>
                <text:p><text:span text:style-name="T27"><text:a xlink:href="https://www.w3schools.com/howto/howto_css_form_icon.asp" xlink:type="simple">https://www.w3schools.com/howto/howto_css_form_icon.asp</text:a></text:span><text:span text:style-name="T34"><text:s/>- mauvaise pratique</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1" draw:style-name="dp1" draw:master-page-name="Default" presentation:presentation-page-layout-name="AL1T0">
        <draw:custom-shape draw:style-name="gr57" draw:text-style-name="P4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5">Point accessibilité – l'attribut placeholder</text:span></text:p>
          </draw:text-box>
        </draw:frame>
        <draw:frame presentation:style-name="pr36" draw:text-style-name="P46" draw:layer="layout" svg:width="25.806cm" svg:height="6.105cm" svg:x="1.37cm" svg:y="2.295cm" presentation:class="outline" presentation:user-transformed="true">
          <draw:text-box>
            <text:list text:style-name="L2">
              <text:list-item>
                <text:p><text:span text:style-name="T32">Doit uniquement servir à afficher un exemple de données attendues dans un champ</text:span></text:p>
              </text:list-item>
              <text:list-item>
                <text:p><text:span text:style-name="T36">Ne doit pas remplacer la balise &lt;label&gt;</text:span></text:p>
              </text:list-item>
            </text:list>
          </draw:text-box>
        </draw:frame>
        <draw:frame draw:style-name="gr56" draw:text-style-name="P48" draw:layer="layout" svg:width="25.147cm" svg:height="1.753cm" svg:x="1.019cm" svg:y="13.847cm">
          <draw:text-box>
            <text:p><text:span text:style-name="T33">Source(s) :</text:span></text:p>
            <text:list text:style-name="L1">
              <text:list-item>
                <text:p><text:span text:style-name="T27"><text:a xlink:href="https://www.anysurfer.be/fr/blog/detail/lelement-placeholder-nest-pas-un-label" xlink:type="simple">https://www.anysurfer.be/fr/blog/detail/lelement-placeholder-nest-pas-un-label</text:a></text:span></text:p>
              </text:list-item>
              <text:list-item>
                <text:p><text:span text:style-name="T27"><text:a xlink:href="https://www.w3schools.com/howto/howto_css_form_icon.asp" xlink:type="simple">https://www.w3schools.com/howto/howto_css_form_icon.asp</text:a></text:span><text:span text:style-name="T34"><text:s/>- mauvaise pratique</text:span></text:p>
              </text:list-item>
            </text:list>
          </draw:text-box>
        </draw:frame>
        <presentation:notes draw:style-name="dp2">
          <draw:page-thumbnail draw:style-name="gr3" draw:layer="layout" svg:width="13.586cm" svg:height="11.136cm" svg:x="3.703cm" svg:y="2.252cm" draw:page-number="31" presentation:class="page"/>
          <draw:frame presentation:style-name="pr37"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2"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2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8" draw:text-style-name="P50" draw:layer="layout" svg:width="2.931cm" svg:height="14.531cm" draw:transform="rotate (-1.5707963267949) translate (14.48cm 12.88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5">Point accessibilité – l'attribut placeholder</text:span></text:p>
          </draw:text-box>
        </draw:frame>
        <draw:frame draw:style-name="gr59" draw:text-style-name="P48" draw:layer="layout" svg:width="25.147cm" svg:height="2.677cm" svg:x="1.018cm" svg:y="13.446cm">
          <draw:text-box>
            <text:p><text:span text:style-name="T33">Source(s) :</text:span></text:p>
            <text:list text:style-name="L1">
              <text:list-item>
                <text:p><text:span text:style-name="T34">https://www.anysurfer.be/fr/blog/detail/lelement-placeholder-nest-pas-un-label</text:span></text:p>
              </text:list-item>
              <text:list-item>
                <text:p><text:span text:style-name="T34"><text:a xlink:href="https://www.w3schools.com/howto/howto_css_form_icon.asp" xlink:type="simple">https://www.w3schools.com/howto/howto_css_form_icon.asp</text:a></text:span><text:span text:style-name="T34"><text:s/>- mauvaise pratique</text:span></text:p>
              </text:list-item>
              <text:list-item>
                <text:p><text:span text:style-name="T37">http://www.ohmyband.fr/CANDIDAT.html?anchor=form%20candidat </text:span><text:span text:style-name="T34">- mauvaise pratique</text:span></text:p>
              </text:list-item>
            </text:list>
            <text:p><text:span text:style-name="T38"/></text:p>
          </draw:text-box>
        </draw:frame>
        <draw:frame draw:style-name="gr2" draw:text-style-name="P21" draw:layer="layout" svg:width="11.8cm" svg:height="2.61cm" svg:x="0.8cm" svg:y="2.6cm">
          <draw:image xlink:href="Pictures/100002010000030E000000AD51F758584FB10BE0.png" xlink:type="simple" xlink:show="embed" xlink:actuate="onLoad" draw:mime-type="image/png">
            <text:p/>
          </draw:image>
        </draw:frame>
        <draw:custom-shape draw:style-name="gr60" draw:text-style-name="P52" draw:layer="layout" svg:width="1.2cm" svg:height="1.2cm" svg:x="6.4cm" svg:y="5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201000002F7000000C50F3724C77A89B145.png" xlink:type="simple" xlink:show="embed" xlink:actuate="onLoad" draw:mime-type="image/png">
            <text:p/>
          </draw:image>
        </draw:frame>
        <draw:frame draw:style-name="gr48" draw:text-style-name="P21" draw:layer="layout" svg:width="1.27cm" svg:height="1.27cm" svg:x="20.13cm" svg:y="4.73cm">
          <draw:image xlink:href="Pictures/10000201000000600000006057C2A31E4363DA96.png" xlink:type="simple" xlink:show="embed" xlink:actuate="onLoad" draw:mime-type="image/png">
            <text:p/>
          </draw:image>
        </draw:frame>
        <draw:frame presentation:style-name="pr38" draw:text-style-name="P45" draw:layer="layout" svg:width="11.914cm" svg:height="3.473cm" svg:x="0.8cm" svg:y="6.4cm" presentation:class="title" presentation:user-transformed="true">
          <draw:text-box>
            <text:p text:style-name="P1"><text:span text:style-name="T29">Ici, on utilise l'attribut "placeholder" comme &lt;label&gt; lorsque le champ est rempli, on ne sait plus sa signification</text:span></text:p>
          </draw:text-box>
        </draw:frame>
        <draw:frame presentation:style-name="pr39" draw:text-style-name="P45" draw:layer="layout" svg:width="10.114cm" svg:height="5.209cm" svg:x="15.886cm" svg:y="6.401cm" presentation:class="title" presentation:user-transformed="true">
          <draw:text-box>
            <text:p text:style-name="P1"><text:span text:style-name="T29">Avec la balise &lt;label&gt; la valeur attendue dans le champ reste compréhensible même rempli et on peut utiliser l'attribut "placeholder" pour afficher un indice </text:span></text:p>
          </draw:text-box>
        </draw:frame>
        <presentation:notes draw:style-name="dp2">
          <draw:page-thumbnail draw:style-name="gr3" draw:layer="layout" svg:width="13.586cm" svg:height="11.136cm" svg:x="3.703cm" svg:y="2.252cm" draw:page-number="32" presentation:class="page"/>
          <draw:frame presentation:style-name="pr40" draw:text-style-name="P51"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1" draw:text-style-name="P24"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1">Associe un label à un champ</text:span><text:span text:style-name="T11"><text:line-break/></text:span><text:span text:style-name="T11">Le champ associé doit avoir l'attribut "id" avec la même valeur</text:span></text:p>
                  </text:list-item>
                  <text:list-item>
                    <text:p text:style-name="P1"><text:span text:style-name="T11">Permet au clic de mettre le focus sur le champ associé</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25" draw:layer="layout" svg:width="25.147cm" svg:height="2.621cm" svg:x="1.016cm" svg:y="13.65cm">
          <draw:text-box>
            <text:p><text:span text:style-name="T33">Source(s) :</text:span></text:p>
            <text:list text:style-name="L1">
              <text:list-item>
                <text:p><text:span text:style-name="T27"><text:a xlink:href="https://developer.mozilla.org/en-US/docs/Web/HTML/Element/label" xlink:type="simple">https://developer.mozilla.org/en-US/docs/Web/HTML/Element/label</text:a></text:span></text:p>
              </text:list-item>
              <text:list-item>
                <text:p><text:span text:style-name="T27"><text:a xlink:href="https://www.w3schools.com/howto/howto_css_form_icon.asp" xlink:type="simple">https://www.w3schools.com/howto/howto_css_form_icon.asp</text:a></text:span><text:span text:style-name="T15"><text:s/>- mauvaise pratique</text:span></text:p>
                <text:p><text:span text:style-name="T15"/></text:p>
              </text:list-item>
            </text:list>
            <text:p><text:span text:style-name="T15"/></text:p>
          </draw:text-box>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4" draw:style-name="dp1" draw:master-page-name="Default" presentation:presentation-page-layout-name="AL1T0">
        <office:forms form:automatic-focus="false" form:apply-design-mode="false"/>
        <draw:custom-shape draw:style-name="gr57" draw:text-style-name="P49" draw:layer="layout" svg:width="1.64cm" svg:height="14.531cm" draw:transform="rotate (-1.5707963267949) translate (28.04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1" draw:text-style-name="P50"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5">Bonnes pratiques – Champ de formulaire</text:span></text:p>
          </draw:text-box>
        </draw:frame>
        <draw:frame presentation:style-name="pr42" draw:text-style-name="P53" draw:layer="layout" svg:width="25.806cm" svg:height="11.205cm" svg:x="1.37cm" svg:y="2.295cm" presentation:class="outline" presentation:user-transformed="true">
          <draw:text-box>
            <text:list text:style-name="L2">
              <text:list-item>
                <text:p><text:span text:style-name="T39">Un champ (input) doit impérativement avoir :</text:span></text:p>
                <text:list>
                  <text:list-item>
                    <text:p><text:span text:style-name="T39">Un label qui lui est associé (avec l'attribut "for")</text:span></text:p>
                  </text:list-item>
                  <text:list-item>
                    <text:p><text:span text:style-name="T39">Les attributs suivants</text:span></text:p>
                    <text:list>
                      <text:list-item>
                        <text:p><text:span text:style-name="T39">Un attribut "id" avec une valeur identique à celle de son label associé</text:span></text:p>
                      </text:list-item>
                      <text:list-item>
                        <text:p><text:span text:style-name="T39">Un attribut "name" avec une valeur unique</text:span></text:p>
                      </text:list-item>
                      <text:list-item>
                        <text:p><text:span text:style-name="T39">Un attribut "type", de préférence en accord avec la donnée attendue</text:span></text:p>
                      </text:list-item>
                    </text:list>
                  </text:list-item>
                </text:list>
                <text:p><text:span text:style-name="T39"/></text:p>
              </text:list-item>
            </text:list>
          </draw:text-box>
        </draw:frame>
        <presentation:notes draw:style-name="dp2">
          <draw:page-thumbnail draw:style-name="gr3" draw:layer="layout" svg:width="13.586cm" svg:height="11.136cm" svg:x="3.703cm" svg:y="2.252cm" draw:page-number="34" presentation:class="page"/>
          <draw:frame presentation:style-name="pr43" draw:text-style-name="P51" draw:layer="layout" svg:width="16.8cm" svg:height="13.365cm" svg:x="2.097cm" svg:y="14.103cm" presentation:class="notes" presentation:placeholder="true" presentation:user-transformed="true">
            <draw:text-box/>
          </draw:frame>
        </presentation:notes>
      </draw:page>
      <draw:page draw:name="page3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2.969cm" svg:height="3.6cm" svg:x="2.516cm" svg:y="3.2cm">
          <draw:image xlink:href="Pictures/100002010000038D0000008D23D78F109C06782D.png" xlink:type="simple" xlink:show="embed" xlink:actuate="onLoad" draw:mime-type="image/png">
            <text:p/>
          </draw:image>
        </draw:frame>
        <draw:custom-shape draw:style-name="gr62" draw:text-style-name="P21" draw:layer="layout" svg:width="6cm" svg:height="1.4cm" svg:x="6.4cm" svg:y="3.6cm">
          <text:p/>
          <draw:enhanced-geometry svg:viewBox="0 0 21600 21600" draw:type="rectangle" draw:enhanced-path="M 0 0 L 21600 0 21600 21600 0 21600 0 0 Z N"/>
        </draw:custom-shape>
        <draw:line draw:style-name="gr63" draw:text-style-name="P21" draw:layer="layout" svg:x1="6.4cm" svg:y1="4.6cm" svg:x2="6.4cm" svg:y2="9.2cm">
          <text:p/>
        </draw:line>
        <draw:frame draw:style-name="gr13" draw:text-style-name="P22" draw:layer="layout" svg:width="9.6cm" svg:height="2.384cm" svg:x="6.4cm" svg:y="7cm">
          <draw:text-box>
            <text:p>Associe le <text:span text:style-name="T40">label</text:span> à un <text:span text:style-name="T40">champ (input)</text:span> possédant la même valeur pour l'attribut <text:span text:style-name="T40">"id"</text:span></text:p>
          </draw:text-box>
        </draw:frame>
        <draw:custom-shape draw:style-name="gr64" draw:text-style-name="P21" draw:layer="layout" svg:width="6cm" svg:height="1.4cm" svg:x="17.8cm" svg:y="4.8cm">
          <text:p/>
          <draw:enhanced-geometry svg:viewBox="0 0 21600 21600" draw:type="rectangle" draw:enhanced-path="M 0 0 L 21600 0 21600 21600 0 21600 0 0 Z N"/>
        </draw:custom-shape>
        <draw:line draw:style-name="gr65" draw:text-style-name="P21" draw:layer="layout" svg:x1="17.8cm" svg:y1="5.2cm" svg:x2="17.8cm" svg:y2="9.4cm">
          <text:p/>
        </draw:line>
        <draw:frame draw:style-name="gr66" draw:text-style-name="P22" draw:layer="layout" svg:width="9.6cm" svg:height="3cm" svg:x="17.8cm" svg:y="7cm">
          <draw:text-box>
            <text:p>Associe le <text:span text:style-name="T40">champ (input)</text:span> à un <text:span text:style-name="T40">label</text:span> possédant la même valeur pour l'attribut <text:span text:style-name="T40">"for"</text:span></text:p>
          </draw:text-box>
        </draw:frame>
        <draw:frame draw:style-name="gr56" draw:text-style-name="P48" draw:layer="layout" svg:width="25.147cm" svg:height="1.753cm" svg:x="1.02cm" svg:y="13.848cm">
          <draw:text-box>
            <text:p><text:span text:style-name="T33">Source(s) :</text:span></text:p>
            <text:list text:style-name="L1">
              <text:list-item>
                <text:p><text:span text:style-name="T27"><text:a xlink:href="https://www.anysurfer.be/fr/blog/detail/lelement-placeholder-nest-pas-un-label" xlink:type="simple">https://www.anysurfer.be/fr/blog/detail/lelement-placeholder-nest-pas-un-label</text:a></text:span></text:p>
              </text:list-item>
              <text:list-item>
                <text:p><text:span text:style-name="T27"><text:a xlink:href="https://www.w3schools.com/howto/howto_css_form_icon.asp" xlink:type="simple">https://www.w3schools.com/howto/howto_css_form_icon.asp</text:a></text:span><text:span text:style-name="T34"><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6" draw:style-name="dp1" draw:master-page-name="Default" presentation:presentation-page-layout-name="AL1T0">
        <office:forms form:automatic-focus="false" form:apply-design-mode="false"/>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Notre premier formulaire (Partie 1)</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4" draw:text-style-name="P57" draw:layer="layout" svg:width="26.06cm" svg:height="9.904cm" svg:x="1.37cm" svg:y="2.296cm" presentation:class="outline" presentation:user-transformed="true">
          <draw:text-box>
            <text:p text:style-name="P32"><text:span text:style-name="T42">Pré-requis : </text:span></text:p>
            <text:list text:style-name="L2">
              <text:list-item>
                <text:p text:style-name="P16"><text:span text:style-name="T43">Avoir la ressource </text:span><text:span text:style-name="T44">ressources/formulaire-basique</text:span></text:p>
                <text:p text:style-name="P16"><text:span text:style-name="T43"/></text:p>
              </text:list-item>
            </text:list>
            <text:p text:style-name="P16"><text:span text:style-name="T43">A télécharger ici :</text:span></text:p>
            <text:p text:style-name="P16"><text:span text:style-name="T45"><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5" draw:text-style-name="P24" draw:layer="layout" svg:width="25.806cm" svg:height="7.305cm" svg:x="1.37cm" svg:y="2.295cm" presentation:class="outline" presentation:user-transformed="true">
          <draw:text-box>
            <text:list text:style-name="L2">
              <text:list-item>
                <text:p text:style-name="P32"><text:span text:style-name="T11">Deux choix possibles :</text:span></text:p>
                <text:list>
                  <text:list-item>
                    <text:p text:style-name="P1"><text:span text:style-name="T11">Balise &lt;button&gt; avec la valeur "submit" pour l'attribut "type"</text:span></text:p>
                    <text:list>
                      <text:list-item>
                        <text:p text:style-name="P1"><text:span text:style-name="T11">Balise fermante : Permet donc de mettre du texte + image dans le bouton, par exemple</text:span></text:p>
                      </text:list-item>
                    </text:list>
                  </text:list-item>
                </text:list>
                <text:p text:style-name="P1"><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10.863cm" svg:height="4.027cm" svg:x="9.937cm" svg:y="9.573cm">
          <draw:image xlink:href="Pictures/10000201000001490000007A578D610AC94E92F6.png" xlink:type="simple" xlink:show="embed" xlink:actuate="onLoad" draw:mime-type="image/png">
            <text:p/>
          </draw:image>
        </draw:frame>
        <draw:frame draw:style-name="gr28" draw:text-style-name="P58" draw:layer="layout" svg:width="19.8cm" svg:height="1cm" svg:x="5.2cm" svg:y="13.7cm">
          <draw:text-box>
            <text:p text:style-name="P12">Exemple de code de balise &lt;button&gt;</text:p>
          </draw:text-box>
        </draw:fram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6" draw:text-style-name="P24" draw:layer="layout" svg:width="25.806cm" svg:height="4.705cm" svg:x="1.37cm" svg:y="2.295cm" presentation:class="outline" presentation:user-transformed="true">
          <draw:text-box>
            <text:list text:style-name="L2">
              <text:list-item>
                <text:list>
                  <text:list-item>
                    <text:p text:style-name="P1"><text:span text:style-name="T12">Balise &lt;input&gt; avec la valeur "submit" pour l'attribut "type" et l’attribut </text:span><text:span text:style-name="T11">"value" pour le libellé</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703cm" svg:height="2.571cm" svg:x="4.097cm" svg:y="7.429cm">
          <draw:image xlink:href="Pictures/10000201000002350000004370D7EB827A51E047.png" xlink:type="simple" xlink:show="embed" xlink:actuate="onLoad" draw:mime-type="image/png">
            <text:p/>
          </draw:image>
        </draw:frame>
        <draw:frame draw:style-name="gr28" draw:text-style-name="P58" draw:layer="layout" svg:width="19.8cm" svg:height="1cm" svg:x="5.2cm" svg:y="10.2cm">
          <draw:text-box>
            <text:p text:style-name="P12">Exemple de code de balise &lt;input&gt;</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3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7" draw:text-style-name="P24" draw:layer="layout" svg:width="25.806cm" svg:height="8.105cm" svg:x="1.37cm" svg:y="2.295cm" presentation:class="outline" presentation:user-transformed="true">
          <draw:text-box>
            <text:list text:style-name="L2">
              <text:list-item>
                <text:p text:style-name="P32"><text:span text:style-name="T12">Permet d'envoyer les données vers un serveur</text:span></text:p>
                <text:list>
                  <text:list-item>
                    <text:p text:style-name="P1"><text:span text:style-name="T12">Attribut "action" de la balise &lt;form&gt;</text:span></text:p>
                  </text:list-item>
                </text:list>
              </text:list-item>
              <text:list-item>
                <text:p text:style-name="P1"><text:span text:style-name="T11">Se place dans le formulaire, à la fin de préférence</text:span></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48" draw:text-style-name="P24" draw:layer="layout" svg:width="25.806cm" svg:height="8.105cm" svg:x="1.37cm" svg:y="2.295cm" presentation:class="outline" presentation:user-transformed="true">
          <draw:text-box>
            <text:list text:style-name="L2">
              <text:list-item>
                <text:p text:style-name="P32"><text:span text:style-name="T12">POST ou GET : </text:span><text:span text:style-name="T13">La page sera rechargée à la soumission </text:span></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1" draw:style-name="dp1" draw:master-page-name="Default" presentation:presentation-page-layout-name="AL1T0">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Notre premier formulaire (Partie 2)</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9" draw:text-style-name="P57" draw:layer="layout" svg:width="26.06cm" svg:height="9.904cm" svg:x="1.358cm" svg:y="2.296cm" presentation:class="outline" presentation:user-transformed="true">
          <draw:text-box>
            <text:p text:style-name="P32"><text:span text:style-name="T42">Pré-requis : </text:span></text:p>
            <text:list text:style-name="L2">
              <text:list-item>
                <text:p text:style-name="P16"><text:span text:style-name="T43">Avoir la ressource </text:span><text:span text:style-name="T44">ressources/formulaire-basique</text:span></text:p>
                <text:p text:style-name="P16"><text:span text:style-name="T43"/></text:p>
              </text:list-item>
            </text:list>
            <text:p text:style-name="P16"><text:span text:style-name="T43">A télécharger ici :</text:span></text:p>
            <text:p text:style-name="P16"><text:span text:style-name="T45"><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0" draw:text-style-name="P24" draw:layer="layout" svg:width="25.806cm" svg:height="11.205cm" svg:x="1.37cm" svg:y="2.295cm" presentation:class="outline" presentation:user-transformed="true">
          <draw:text-box>
            <text:list text:style-name="L2">
              <text:list-item>
                <text:p text:style-name="P16"><text:span text:style-name="T11">Balise acceptant du texte multi-lignes</text:span></text:p>
                <text:list>
                  <text:list-item>
                    <text:p text:style-name="P1"><text:span text:style-name="T11">Permet à l'utilisateur de faire des retours à la ligne</text:span></text:p>
                  </text:list-item>
                </text:list>
              </text:list-item>
              <text:list-item>
                <text:p text:style-name="P16"><text:span text:style-name="T11">La valeur par défaut n'est pas dans l'attribut "value" mais entre les deux balises</text:span></text:p>
                <text:p text:style-name="P16"><text:span text:style-name="T11"/></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1" draw:text-style-name="P24" draw:layer="layout" svg:width="25.806cm" svg:height="11.205cm" svg:x="1.37cm" svg:y="2.295cm" presentation:class="outline" presentation:user-transformed="true">
          <draw:text-box>
            <text:list text:style-name="L2">
              <text:list-item>
                <text:p text:style-name="P16"><text:span text:style-name="T11">Utilisation des propriétés "rows" et "cols" pour définir le nombre de lignes et colonnes visibles</text:span></text:p>
                <text:list>
                  <text:list-item>
                    <text:p text:style-name="P1"><text:span text:style-name="T11">Possibilité d'utiliser les attributs "width" et "height" également</text:span></text:p>
                  </text:list-item>
                </text:list>
              </text:list-item>
              <text:list-item>
                <text:p text:style-name="P16"><text:span text:style-name="T11">La balise, par défaut, peut se redimensionner</text:span></text:p>
                <text:list>
                  <text:list-item>
                    <text:p text:style-name="P1"><text:span text:style-name="T46">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2" draw:text-style-name="P24" draw:layer="layout" svg:width="25.806cm" svg:height="11.205cm" svg:x="1.37cm" svg:y="2.295cm" presentation:class="outline" presentation:user-transformed="true">
          <draw:text-box>
            <text:list text:style-name="L2">
              <text:list-item>
                <text:p text:style-name="P16"><text:span text:style-name="T11">Exemples d'utilisation :</text:span></text:p>
                <text:list>
                  <text:list-item>
                    <text:p text:style-name="P1"><text:span text:style-name="T11">Rédaction de commentaire</text:span></text:p>
                  </text:list-item>
                  <text:list-item>
                    <text:p text:style-name="P1"><text:span text:style-name="T11">Rédaction de messages</text:span></text:p>
                  </text:list-item>
                  <text:list-item>
                    <text:p text:style-name="P1"><text:span text:style-name="T12">Bref long texte → </text:span><text:span text:style-name="T47">&lt;textarea&gt;</text:span></text:p>
                  </text:list-item>
                  <text:list-item>
                    <text:p text:style-name="P1"><text:span text:style-name="T11">[...]</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draw:style-name="gr2" draw:text-style-name="P21" draw:layer="layout" svg:width="24.582cm" svg:height="2.142cm" svg:x="1.738cm" svg:y="3.4cm">
          <draw:image xlink:href="Pictures/10000201000003A100000051583A0B22F816B1A3.png" xlink:type="simple" xlink:show="embed" xlink:actuate="onLoad" draw:mime-type="image/png">
            <text:p/>
          </draw:image>
        </draw:frame>
        <draw:frame presentation:style-name="pr5" draw:text-style-name="P43" draw:layer="layout" svg:width="23.714cm" svg:height="1.737cm" svg:x="2.143cm" svg:y="5.663cm" presentation:class="title" presentation:user-transformed="true">
          <draw:text-box>
            <text:p text:style-name="P12"><text:span text:style-name="T29">Exemple de &lt;textarea&gt; avec son &lt;label&gt; associé</text:span></text:p>
          </draw:text-box>
        </draw:fram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3" draw:text-style-name="P24" draw:layer="layout" svg:width="25.806cm" svg:height="11.205cm" svg:x="1.37cm" svg:y="2.295cm" presentation:class="outline" presentation:user-transformed="true">
          <draw:text-box>
            <text:list text:style-name="L2">
              <text:list-item>
                <text:p text:style-name="P16"><text:span text:style-name="T11">Permettent d'effectuer des choix parmi des choix prédéfinis</text:span></text:p>
              </text:list-item>
              <text:list-item>
                <text:p text:style-name="P16"><text:span text:style-name="T11">Balise input avec une valeur spécifique pour l'attribut "type" :</text:span></text:p>
                <text:list>
                  <text:list-item>
                    <text:p text:style-name="P1"><text:span text:style-name="T11">checkbox : Permet de sélectionner plusieurs éléments en même temps</text:span></text:p>
                  </text:list-item>
                  <text:list-item>
                    <text:p text:style-name="P1"><text:span text:style-name="T11">radio : Permet de sélectionner qu'un seul élément</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6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4" draw:text-style-name="P24" draw:layer="layout" svg:width="25.806cm" svg:height="8.955cm" svg:x="1.37cm" svg:y="2.295cm" presentation:class="outline" presentation:user-transformed="true">
          <draw:text-box>
            <text:list text:style-name="L2">
              <text:list-item>
                <text:p text:style-name="P32"><text:span text:style-name="T11">Doivent être associés à un label respectif pour qu'ils soient compréhensibles pour l'être humain</text:span></text:p>
              </text:list-item>
              <text:list-item>
                <text:p text:style-name="P32"><text:span text:style-name="T11">Attribut "checked" permet de pré-sélectionner une valeur (ou plus)</text:span></text:p>
              </text:list-item>
              <text:list-item>
                <text:p text:style-name="P16"><text:span text:style-name="T11">Nécessitent l'attribut "name" pour savoir quel est le nom de la valeur envoyée</text:span></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9cm" svg:y="13.551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5" draw:text-style-name="P24" draw:layer="layout" svg:width="26.03cm" svg:height="10.505cm" svg:x="1.37cm" svg:y="2.295cm" presentation:class="outline" presentation:user-transformed="true">
          <draw:text-box>
            <text:list text:style-name="L2">
              <text:list-item>
                <text:p text:style-name="P16"><text:span text:style-name="T11">Nécessite la valeur "radio" pour l'attribut "type" de la balise &lt;input /&gt; </text:span></text:p>
              </text:list-item>
              <text:list-item>
                <text:p text:style-name="P16"><text:span text:style-name="T11">Ne permet de sélectionner qu'un seul choix</text:span></text:p>
              </text:list-item>
              <text:list-item>
                <text:p text:style-name="P16"><text:span text:style-name="T9">Doivent être de forme circulaire</text:span></text:p>
                <text:p text:style-name="P32"><text:span text:style-name="T11"/></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8">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56" draw:text-style-name="P24" draw:layer="layout" svg:width="26.03cm" svg:height="10.505cm" svg:x="1.37cm" svg:y="2.295cm" presentation:class="outline" presentation:user-transformed="true">
          <draw:text-box>
            <text:list text:style-name="L2">
              <text:list-item>
                <text:p text:style-name="P16"><text:span text:style-name="T11">Ne permet pas de désélectionner un choix</text:span></text:p>
              </text:list-item>
              <text:list-item>
                <text:p text:style-name="P32"><text:span text:style-name="T11">Les choix liés doivent avoir la même valeur pour l'attribut "name" et une valeur unique pour l'attribut "value"</text:span></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9" draw:text-style-name="P25" draw:layer="layout" svg:width="25.147cm" svg:height="1.255cm" svg:x="1.119cm" svg:y="13.901cm">
          <draw:text-box>
            <text:p><text:span text:style-name="T14">Source :</text:span></text:p>
            <text:list text:style-name="L1">
              <text:list-item>
                <text:p><text:span text:style-name="T48">https://developer.mozilla.org/fr/docs/Learn/Forms/Basic_native_form_controls#bouton_radio</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draw:frame presentation:style-name="pr57" draw:text-style-name="P24" draw:layer="layout" svg:width="25.806cm" svg:height="11.205cm" svg:x="1.37cm" svg:y="2.295cm" presentation:class="outline" presentation:user-transformed="true">
          <draw:text-box>
            <text:list text:style-name="L2">
              <text:list-item>
                <text:p text:style-name="P16"><text:span text:style-name="T11">Peut remplacer la balise &lt;select&gt; quand les choix sont limités</text:span></text:p>
              </text:list-item>
              <text:list-item>
                <text:p text:style-name="P16"><text:span text:style-name="T11">Exemples d'utilisation :</text:span></text:p>
                <text:list>
                  <text:list-item>
                    <text:p text:style-name="P1"><text:span text:style-name="T11">Choix exclusif</text:span></text:p>
                    <text:list>
                      <text:list-item>
                        <text:p text:style-name="P1"><text:span text:style-name="T11">VISA ou MasterCard</text:span></text:p>
                      </text:list-item>
                      <text:list-item>
                        <text:p text:style-name="P1"><text:span text:style-name="T11">Entrée ou dessert</text:span></text:p>
                      </text:list-item>
                    </text:list>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textarea</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72C8C58C25E4174.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8">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9">Exemple d'input type "radio"</text:span></text:p>
          </draw:text-box>
        </draw:frame>
        <draw:custom-shape draw:style-name="gr70" draw:text-style-name="P21" draw:layer="layout" svg:width="5.8cm" svg:height="1cm" svg:x="12.8cm" svg:y="4.4cm">
          <text:p/>
          <draw:enhanced-geometry svg:viewBox="0 0 21600 21600" draw:type="rectangle" draw:enhanced-path="M 0 0 L 21600 0 21600 21600 0 21600 0 0 Z N"/>
        </draw:custom-shape>
        <draw:custom-shape draw:style-name="gr71" draw:text-style-name="P21" draw:layer="layout" svg:width="5.8cm" svg:height="1cm" svg:x="13.2cm" svg:y="6.2cm">
          <text:p/>
          <draw:enhanced-geometry svg:viewBox="0 0 21600 21600" draw:type="rectangle" draw:enhanced-path="M 0 0 L 21600 0 21600 21600 0 21600 0 0 Z N"/>
        </draw:custom-shape>
        <draw:custom-shape draw:style-name="gr71" draw:text-style-name="P21" draw:layer="layout" svg:width="5.8cm" svg:height="1cm" svg:x="14cm" svg:y="8cm">
          <text:p/>
          <draw:enhanced-geometry svg:viewBox="0 0 21600 21600" draw:type="rectangle" draw:enhanced-path="M 0 0 L 21600 0 21600 21600 0 21600 0 0 Z N"/>
        </draw:custom-shape>
        <draw:line draw:style-name="gr65" draw:text-style-name="P21" draw:layer="layout" svg:x1="12.8cm" svg:y1="5.4cm" svg:x2="12.8cm" svg:y2="6.2cm">
          <text:p/>
        </draw:line>
        <draw:line draw:style-name="gr65" draw:text-style-name="P21" draw:layer="layout" svg:x1="13.2cm" svg:y1="7.2cm" svg:x2="13.2cm" svg:y2="8cm">
          <text:p/>
        </draw:line>
        <draw:line draw:style-name="gr65" draw:text-style-name="P21" draw:layer="layout" svg:x1="12.8cm" svg:y1="6.2cm" svg:x2="13.4cm" svg:y2="6.2cm">
          <text:p/>
        </draw:line>
        <draw:line draw:style-name="gr65" draw:text-style-name="P21" draw:layer="layout" svg:x1="13.2cm" svg:y1="8cm" svg:x2="14cm" svg:y2="8cm">
          <text:p/>
        </draw:line>
        <draw:line draw:style-name="gr65" draw:text-style-name="P21" draw:layer="layout" svg:x1="14cm" svg:y1="8.8cm" svg:x2="14cm" svg:y2="12.4cm">
          <text:p/>
        </draw:line>
        <draw:frame draw:style-name="gr72" draw:text-style-name="P22" draw:layer="layout" svg:width="13.2cm" svg:height="2.4cm" svg:x="14cm" svg:y="10.2cm">
          <draw:text-box>
            <text:p>Les trois input <text:span text:style-name="T40">ont la même valeur pour l'attribut "name"</text:span> conséquemment seul un choix parmi les trois peut être sélectionné</text:p>
          </draw:text-box>
        </draw:frame>
        <draw:custom-shape draw:style-name="gr73" draw:text-style-name="P21" draw:layer="layout" svg:width="3cm" svg:height="1cm" svg:x="5.2cm" svg:y="4.4cm">
          <text:p/>
          <draw:enhanced-geometry svg:viewBox="0 0 21600 21600" draw:type="rectangle" draw:enhanced-path="M 0 0 L 21600 0 21600 21600 0 21600 0 0 Z N"/>
        </draw:custom-shape>
        <draw:line draw:style-name="gr74" draw:text-style-name="P21" draw:layer="layout" svg:x1="5.2cm" svg:y1="5.2cm" svg:x2="5.2cm" svg:y2="11.8cm">
          <text:p/>
        </draw:line>
        <draw:frame draw:style-name="gr15" draw:text-style-name="P22" draw:layer="layout" svg:width="7.6cm" svg:height="1.673cm" svg:x="5.2cm" svg:y="10.1cm">
          <draw:text-box>
            <text:p>Valeur "radio" pour avoir le comportement attendu</text:p>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6.094cm" svg:height="5.411cm" svg:x="0.953cm" svg:y="4.5cm">
          <draw:image xlink:href="Pictures/1000020100000824000001BA372C8C58C25E4174.png" xlink:type="simple" xlink:show="embed" xlink:actuate="onLoad" draw:mime-type="image/png">
            <text:p/>
          </draw:image>
        </draw:frame>
        <draw:frame draw:style-name="gr69" draw:text-style-name="P25" draw:layer="layout" svg:width="25.147cm" svg:height="1.255cm" svg:x="1.119cm" svg:y="13.901cm">
          <draw:text-box>
            <text:p><text:span text:style-name="T14">Source :</text:span></text:p>
            <text:list text:style-name="L1">
              <text:list-item>
                <text:p><text:span text:style-name="T48">https://developer.mozilla.org/fr/docs/Learn/Forms/Basic_native_form_controls#bouton_radio</text:span></text:p>
              </text:list-item>
            </text:list>
          </draw:text-box>
        </draw:frame>
        <draw:frame presentation:style-name="pr58" draw:text-style-name="P43" draw:layer="layout" svg:width="23.714cm" svg:height="0.869cm" svg:x="2.143cm" svg:y="3.063cm" presentation:class="title" presentation:user-transformed="true">
          <draw:text-box>
            <text:p text:style-name="P12"><text:span text:style-name="T29">Exemple d'input type "radio"</text:span></text:p>
          </draw:text-box>
        </draw:frame>
        <draw:custom-shape draw:style-name="gr75" draw:text-style-name="P21" draw:layer="layout" svg:width="5.8cm" svg:height="1cm" svg:x="18.8cm" svg:y="4.4cm">
          <text:p/>
          <draw:enhanced-geometry svg:viewBox="0 0 21600 21600" draw:type="rectangle" draw:enhanced-path="M 0 0 L 21600 0 21600 21600 0 21600 0 0 Z N"/>
        </draw:custom-shape>
        <draw:line draw:style-name="gr63" draw:text-style-name="P21" draw:layer="layout" svg:x1="18.8cm" svg:y1="5.2cm" svg:x2="18.8cm" svg:y2="11.6cm">
          <text:p/>
        </draw:line>
        <draw:frame draw:style-name="gr15" draw:text-style-name="P59" draw:layer="layout" svg:width="13.2cm" svg:height="1.673cm" svg:x="5.6cm" svg:y="10.2cm">
          <draw:text-box>
            <text:p text:style-name="P29">Chaque input possède une valeur unique pour l'attribut "value"</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59" draw:text-style-name="P24" draw:layer="layout" svg:width="25.806cm" svg:height="10.105cm" svg:x="1.37cm" svg:y="2.295cm" presentation:class="outline" presentation:user-transformed="true">
          <draw:text-box>
            <text:list text:style-name="L2">
              <text:list-item>
                <text:p text:style-name="P32"><text:span text:style-name="T12">Nécessite la valeur "checkbox" pour l'attribut "type" </text:span><text:span text:style-name="T11">de la balise &lt;input /&gt; </text:span></text:p>
              </text:list-item>
              <text:list-item>
                <text:p text:style-name="P16"><text:span text:style-name="T11">Permet de sélectionner plusieurs choix</text:span></text:p>
              </text:list-item>
              <text:list-item>
                <text:p text:style-name="P16"><text:span text:style-name="T11">Permet de désélectionner un choix</text:span></text:p>
              </text:list-item>
              <text:list-item>
                <text:p text:style-name="P16"><text:span text:style-name="T9">Doivent être de forme carrée</text:span></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18cm" svg:y="13.825cm">
          <draw:text-box>
            <text:p><text:span text:style-name="T14">Source :</text:span></text:p>
            <text:list text:style-name="L1">
              <text:list-item>
                <text:p><text:span text:style-name="T15">https://developer.mozilla.org/fr/docs/Web/Guide/HTML/Formulaires/Les_blocs_de_formulaires_natifs#%C3%89l%C3%A9ments_%C3%A0_cocher</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0" draw:text-style-name="P24" draw:layer="layout" svg:width="25.806cm" svg:height="1.505cm" svg:x="1.37cm" svg:y="2.295cm" presentation:class="outline" presentation:user-transformed="true">
          <draw:text-box>
            <text:list text:style-name="L2">
              <text:list-item>
                <text:p text:style-name="P32"><text:span text:style-name="T11">Valeurs uniques</text:span></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48" draw:text-style-name="P21" draw:layer="layout" svg:width="25.108cm" svg:height="3.8cm" svg:x="1.446cm" svg:y="4.3cm">
          <draw:image xlink:href="Pictures/1000020100000792000001261D2ACCC2702A7AF9.png" xlink:type="simple" xlink:show="embed" xlink:actuate="onLoad" draw:mime-type="image/png">
            <text:p/>
          </draw:image>
        </draw:frame>
        <draw:custom-shape draw:style-name="gr76" draw:text-style-name="P21" draw:layer="layout" svg:width="3.8cm" svg:height="1cm" svg:x="17.2cm" svg:y="4.2cm">
          <text:p/>
          <draw:enhanced-geometry svg:viewBox="0 0 21600 21600" draw:type="rectangle" draw:enhanced-path="M 0 0 L 21600 0 21600 21600 0 21600 0 0 Z N"/>
        </draw:custom-shape>
        <draw:line draw:style-name="gr77" draw:text-style-name="P21" draw:layer="layout" svg:x1="17.2cm" svg:y1="4.3cm" svg:x2="17.2cm" svg:y2="11.8cm">
          <text:p/>
        </draw:line>
        <draw:frame draw:style-name="gr78" draw:text-style-name="P59" draw:layer="layout" svg:width="13.2cm" svg:height="3.806cm" svg:x="4cm" svg:y="8.283cm">
          <draw:text-box>
            <text:p text:style-name="P29">La valeur de l'attribut "name" est unique à chaque checkbox.</text:p>
            <text:p text:style-name="P29"/>
            <text:p text:style-name="P29">Chaque donnée est envoyée indépendamment</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draw:frame presentation:style-name="pr61" draw:text-style-name="P24" draw:layer="layout" svg:width="26.43cm" svg:height="11.205cm" svg:x="1.37cm" svg:y="2.295cm" presentation:class="outline" presentation:user-transformed="true">
          <draw:text-box>
            <text:list text:style-name="L2">
              <text:list-item>
                <text:p text:style-name="P16"><text:span text:style-name="T12">Exemples d'utilisation - </text:span><text:span text:style-name="T11">Choix multiples</text:span></text:p>
                <text:list>
                  <text:list-item>
                    <text:p text:style-name="P1"><text:span text:style-name="T11">framadate / doodle → sélection de dates</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152cm">
          <draw:text-box>
            <text:p><text:span text:style-name="T14">Source :</text:span></text:p>
            <text:list text:style-name="L1">
              <text:list-item>
                <text:p><text:span text:style-name="T15">https://developer.mozilla.org/fr/docs/Web/HTML/Element/input</text:span></text:p>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Notre premier formulaire (Partie 3)</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2" draw:text-style-name="P57" draw:layer="layout" svg:width="26.06cm" svg:height="9.904cm" svg:x="1.358cm" svg:y="2.296cm" presentation:class="outline" presentation:user-transformed="true">
          <draw:text-box>
            <text:p text:style-name="P32"><text:span text:style-name="T42">Pré-requis : </text:span></text:p>
            <text:list text:style-name="L2">
              <text:list-item>
                <text:p text:style-name="P16"><text:span text:style-name="T43">Avoir la ressource </text:span><text:span text:style-name="T44">ressources/formulaire-basique</text:span></text:p>
                <text:p text:style-name="P16"><text:span text:style-name="T43"/></text:p>
              </text:list-item>
            </text:list>
            <text:p text:style-name="P16"><text:span text:style-name="T43">A télécharger ici :</text:span></text:p>
            <text:p text:style-name="P16"><text:span text:style-name="T45"><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3" draw:text-style-name="P60" draw:layer="layout" svg:width="25.806cm" svg:height="11.205cm" svg:x="1.37cm" svg:y="2.25cm" presentation:class="outline" presentation:user-transformed="true">
          <draw:text-box>
            <text:list text:style-name="L2">
              <text:list-item>
                <text:p text:style-name="P16"><text:span text:style-name="T49">Permet de sélectionner un choix parmi une liste de choix définis</text:span></text:p>
              </text:list-item>
              <text:list-item>
                <text:p text:style-name="P40"><text:span text:style-name="T49">Peut se substituer à la balise &lt;input type="radio"&gt; quand il y a trop de choix</text:span></text:p>
              </text:list-item>
              <text:list-item>
                <text:p text:style-name="P40"><text:span text:style-name="T49">Permet de sélectionner plusieurs choix en même temps</text:span></text:p>
                <text:list>
                  <text:list-item>
                    <text:p text:style-name="P1"><text:span text:style-name="T49">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18cm" svg:y="14.35cm">
          <draw:text-box>
            <text:p><text:span text:style-name="T14">Source(s) :</text:span></text:p>
            <text:list text:style-name="L1">
              <text:list-item>
                <text:p><text:span text:style-name="T2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4" draw:text-style-name="P60" draw:layer="layout" svg:width="25.806cm" svg:height="9.95cm" svg:x="1.37cm" svg:y="2.25cm" presentation:class="outline" presentation:user-transformed="true">
          <draw:text-box>
            <text:list text:style-name="L2">
              <text:list-item>
                <text:p text:style-name="P16"><text:span text:style-name="T50">Ne peut contenir que des balises &lt;option&gt;</text:span></text:p>
                <text:list>
                  <text:list-item>
                    <text:p text:style-name="P1"><text:span text:style-name="T50">Contient (balise option) l'attribut "value"</text:span></text:p>
                  </text:list-item>
                </text:list>
              </text:list-item>
              <text:list-item>
                <text:p text:style-name="P16"><text:span text:style-name="T49">Possibilité de grouper les options via la balise &lt;optgroup&gt;</text:span></text:p>
                <text:p text:style-name="P40"><text:span text:style-name="T49"/></text:p>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8" draw:text-style-name="P25" draw:layer="layout" svg:width="25.147cm" svg:height="2.147cm" svg:x="1.018cm" svg:y="13.4cm">
          <draw:text-box>
            <text:p><text:span text:style-name="T14">Sources :</text:span></text:p>
            <text:list text:style-name="L1">
              <text:list-item>
                <text:p><text:span text:style-name="T27"><text:a xlink:href="https://developer.mozilla.org/fr/docs/Web/HTML/Element/select" xlink:type="simple">https://developer.mozilla.org/fr/docs/Web/HTML/Element/select</text:a></text:span></text:p>
              </text:list-item>
              <text:list-item>
                <text:p><text:span text:style-name="T27"><text:a xlink:href="https://developer.mozilla.org/fr/docs/Web/HTML/Element/option" xlink:type="simple">https://developer.mozilla.org/fr/docs/Web/HTML/Element/option</text:a></text:span></text:p>
              </text:list-item>
              <text:list-item>
                <text:p><text:span text:style-name="T2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5" draw:text-style-name="P60" draw:layer="layout" svg:width="25.806cm" svg:height="11.205cm" svg:x="1.37cm" svg:y="2.25cm" presentation:class="outline" presentation:user-transformed="true">
          <draw:text-box>
            <text:list text:style-name="L2">
              <text:list-item>
                <text:p text:style-name="P16"><text:span text:style-name="T49">Attribut "selected" pour présélectionner un élément</text:span></text:p>
              </text:list-item>
              <text:list-item>
                <text:p text:style-name="P1"><text:span text:style-name="T49">Possibilité de personnalisation très limitée</text:span></text:p>
                <text:list>
                  <text:list-item>
                    <text:p text:style-name="P1"><text:span text:style-name="T50">Ne pas faire un &lt;select&gt; custom</text:span><text:span text:style-name="T49"> → Crée des problèmes pour l'accessibilité</text:span></text:p>
                  </text:list-item>
                </text:list>
                <text:p text:style-name="P1"><text:span text:style-name="T49"/></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25" draw:layer="layout" svg:width="25.147cm" svg:height="1.199cm" svg:x="1.02cm" svg:y="14.252cm">
          <draw:text-box>
            <text:p><text:span text:style-name="T14">Source(s) :</text:span></text:p>
            <text:list text:style-name="L1">
              <text:list-item>
                <text:p><text:span text:style-name="T2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draw:frame presentation:style-name="pr66" draw:text-style-name="P24" draw:layer="layout" svg:width="26.43cm" svg:height="7.305cm" svg:x="1.37cm" svg:y="2.295cm" presentation:class="outline" presentation:user-transformed="true">
          <draw:text-box>
            <text:list text:style-name="L2">
              <text:list-item>
                <text:p text:style-name="P16"><text:span text:style-name="T11">Exemple d'utilisation :</text:span></text:p>
                <text:list>
                  <text:list-item>
                    <text:p text:style-name="P1"><text:span text:style-name="T11">Liste de choix longue :</text:span></text:p>
                    <text:list>
                      <text:list-item>
                        <text:p text:style-name="P1"><text:span text:style-name="T11">Sélection d'un pays parmi la liste de tous les pays du monde</text:span></text:p>
                      </text:list-item>
                    </text:list>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39" draw:text-style-name="P25" draw:layer="layout" svg:width="25.147cm" svg:height="1.199cm" svg:x="1.019cm" svg:y="14.251cm">
          <draw:text-box>
            <text:p><text:span text:style-name="T14">Source(s) :</text:span></text:p>
            <text:list text:style-name="L1">
              <text:list-item>
                <text:p><text:span text:style-name="T2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79"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1.187cm" svg:height="9.924cm" svg:x="5.407cm" svg:y="2.1cm">
          <draw:image xlink:href="Pictures/10000201000002E90000015D67DB853FD90F3012.png" xlink:type="simple" xlink:show="embed" xlink:actuate="onLoad" draw:mime-type="image/png">
            <text:p/>
          </draw:image>
        </draw:frame>
        <draw:custom-shape draw:style-name="gr80" draw:text-style-name="P21" draw:layer="layout" svg:width="4.2cm" svg:height="1cm" svg:x="8.4cm" svg:y="4cm">
          <text:p/>
          <draw:enhanced-geometry svg:viewBox="0 0 21600 21600" draw:type="rectangle" draw:enhanced-path="M 0 0 L 21600 0 21600 21600 0 21600 0 0 Z N"/>
        </draw:custom-shape>
        <draw:line draw:style-name="gr65" draw:text-style-name="P21" draw:layer="layout" svg:x1="8.4cm" svg:y1="4.1cm" svg:x2="8.4cm" svg:y2="14.2cm">
          <text:p/>
        </draw:line>
        <draw:frame draw:style-name="gr13" draw:text-style-name="P59" draw:layer="layout" svg:width="8cm" svg:height="2.384cm" svg:x="0.2cm" svg:y="12.024cm">
          <draw:text-box>
            <text:p text:style-name="P29">L'attribut "name" est défini au niveau de la balise &lt;select&gt;</text:p>
          </draw:text-box>
        </draw:frame>
        <draw:custom-shape draw:style-name="gr81" draw:text-style-name="P21" draw:layer="layout" svg:width="4.2cm" svg:height="1cm" svg:x="9.8cm" svg:y="5.7cm">
          <text:p/>
          <draw:enhanced-geometry svg:viewBox="0 0 21600 21600" draw:type="rectangle" draw:enhanced-path="M 0 0 L 21600 0 21600 21600 0 21600 0 0 Z N"/>
        </draw:custom-shape>
        <draw:line draw:style-name="gr82" draw:text-style-name="P21" draw:layer="layout" svg:x1="9.8cm" svg:y1="5.65cm" svg:x2="9.8cm" svg:y2="13.8cm">
          <text:p/>
        </draw:line>
        <draw:frame draw:style-name="gr15" draw:text-style-name="P41" draw:layer="layout" svg:width="8.8cm" svg:height="1.673cm" svg:x="9.8cm" svg:y="12.124cm">
          <draw:text-box>
            <text:p text:style-name="P1">La valeur est définie au niveau de la balise "optio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2" draw:style-name="dp1" draw:master-page-name="Default" presentation:presentation-page-layout-name="AL1T0">
        <draw:custom-shape draw:style-name="gr83" draw:text-style-name="P38" draw:layer="layout" svg:width="1.64cm" svg:height="14.531cm" draw:transform="rotate (-1.5707963267949) translate (28.789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84" draw:text-style-name="P61" draw:layer="layout" svg:width="2.931cm" svg:height="14.531cm" draw:transform="rotate (-1.5707963267949) translate (13.8cm 14.25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5" draw:text-style-name="P15" draw:layer="layout" svg:width="25.198cm" svg:height="1.425cm" svg:x="1.393cm" svg:y="0.627cm" presentation:class="title" presentation:user-transformed="true">
          <draw:text-box>
            <text:p text:style-name="P1"><text:span text:style-name="T35">Point accessibilité – Personnalisation</text:span></text:p>
          </draw:text-box>
        </draw:frame>
        <draw:frame presentation:style-name="pr67" draw:text-style-name="P53" draw:layer="layout" svg:width="25.806cm" svg:height="10.305cm" svg:x="1.37cm" svg:y="2.295cm" presentation:class="outline" presentation:user-transformed="true">
          <draw:text-box>
            <text:list text:style-name="L2">
              <text:list-item>
                <text:p><text:span text:style-name="T51">Beau n'est pas égal à fonctionnel</text:span></text:p>
              </text:list-item>
              <text:list-item>
                <text:p><text:span text:style-name="T39">Personnaliser des éléments de formulaire pour qu'ils soient beaux est une très mauvaise idée si ça ne les rend pas clairs à l'utilisation</text:span></text:p>
              </text:list-item>
              <text:list-item>
                <text:p><text:span text:style-name="T39">Peut supprimer / endommager le côté accessible des éléments</text:span></text:p>
              </text:list-item>
            </text:list>
          </draw:text-box>
        </draw:frame>
        <presentation:notes draw:style-name="dp2">
          <draw:page-thumbnail draw:style-name="gr3" draw:layer="layout" svg:width="13.586cm" svg:height="11.136cm" svg:x="3.703cm" svg:y="2.252cm" draw:page-number="62" presentation:class="page"/>
          <draw:frame presentation:style-name="pr68" draw:text-style-name="P51"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Notre premier formulaire (Partie 4)</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9" draw:text-style-name="P57" draw:layer="layout" svg:width="26.06cm" svg:height="9.904cm" svg:x="1.358cm" svg:y="2.296cm" presentation:class="outline" presentation:user-transformed="true">
          <draw:text-box>
            <text:p text:style-name="P32"><text:span text:style-name="T42">Pré-requis : </text:span></text:p>
            <text:list text:style-name="L2">
              <text:list-item>
                <text:p text:style-name="P16"><text:span text:style-name="T43">Avoir la ressource </text:span><text:span text:style-name="T44">ressources/formulaire-basique</text:span></text:p>
                <text:p text:style-name="P16"><text:span text:style-name="T43"/></text:p>
              </text:list-item>
            </text:list>
            <text:p text:style-name="P16"><text:span text:style-name="T43">A télécharger ici :</text:span></text:p>
            <text:p text:style-name="P16"><text:span text:style-name="T45"><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0" draw:text-style-name="P24" draw:layer="layout" svg:width="25.806cm" svg:height="6.905cm" svg:x="1.37cm" svg:y="2.295cm" presentation:class="outline" presentation:user-transformed="true">
          <draw:text-box>
            <text:list text:style-name="L2">
              <text:list-item>
                <text:p text:style-name="P16"><text:span text:style-name="T11">Attribut "required"</text:span></text:p>
                <text:list>
                  <text:list-item>
                    <text:p text:style-name="P1"><text:span text:style-name="T11">Empêche la validation d'un formulaire si la valeur du champ est absente</text:span></text:p>
                  </text:list-item>
                </text:list>
              </text:list-item>
            </text:list>
          </draw:text-box>
        </draw:frame>
        <draw:custom-shape draw:style-name="gr14"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85" draw:text-style-name="P25" draw:layer="layout" svg:width="25.147cm" svg:height="1.788cm" svg:x="1.02cm" svg:y="13.927cm">
          <draw:text-box>
            <text:p><text:span text:style-name="T14">Source(s) :</text:span></text:p>
            <text:list text:style-name="L1">
              <text:list-item>
                <text:p><text:span text:style-name="T27"><text:a xlink:href="https://developer.mozilla.org/fr/docs/Web/HTML/Attributes/required" xlink:type="simple">https://developer.mozilla.org/fr/docs/Web/HTML/Attributes/required</text:a></text:span></text:p>
              </text:list-item>
              <text:list-item>
                <text:p><text:span text:style-name="T2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4" presentation:class="page"/>
          <draw:frame presentation:style-name="pr71"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2" draw:text-style-name="P24" draw:layer="layout" svg:width="25.806cm" svg:height="10.305cm" svg:x="1.37cm" svg:y="2.295cm" presentation:class="outline" presentation:user-transformed="true">
          <draw:text-box>
            <text:list text:style-name="L2">
              <text:list-item>
                <text:p text:style-name="P16"><text:span text:style-name="T11">Do not trust user input / Ne pas faire confiance aux entrées utilisateur</text:span></text:p>
              </text:list-item>
              <text:list-item>
                <text:p text:style-name="P16"><text:span text:style-name="T11">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1"/></text:p>
              </text:list-item>
            </text:list>
          </draw:text-box>
        </draw:frame>
        <draw:custom-shape draw:style-name="gr8" draw:text-style-name="P18" draw:layer="layout" svg:width="2.538cm" svg:height="13.757cm" draw:transform="rotate (-3.14159265358979) translate (1.017cm 16.13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6"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5" draw:text-style-name="P25" draw:layer="layout" svg:width="25.147cm" svg:height="1.673cm" svg:x="1.021cm" svg:y="13.853cm">
          <draw:text-box>
            <text:p><text:span text:style-name="T14">Source(s) :</text:span></text:p>
            <text:list text:style-name="L1">
              <text:list-item>
                <text:p><text:span text:style-name="T27"><text:a xlink:href="https://developer.mozilla.org/fr/docs/Web/Guide/HTML/Formulaires/Validation_donnees_formulaire" xlink:type="simple">https://developer.mozilla.org/fr/docs/Web/Guide/HTML/Formulaires/Validation_donnees_formulaire</text:a></text:span></text:p>
              </text:list-item>
              <text:list-item>
                <text:p><text:span text:style-name="T2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65" presentation:class="page"/>
          <draw:frame presentation:style-name="pr73"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66" draw:style-name="dp1" draw:master-page-name="Default" presentation:presentation-page-layout-name="AL1T0">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Notre premier formulaire (Partie 5)</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4" draw:text-style-name="P57" draw:layer="layout" svg:width="26.06cm" svg:height="9.904cm" svg:x="1.358cm" svg:y="2.296cm" presentation:class="outline" presentation:user-transformed="true">
          <draw:text-box>
            <text:p text:style-name="P32"><text:span text:style-name="T42">Pré-requis : </text:span></text:p>
            <text:list text:style-name="L2">
              <text:list-item>
                <text:p text:style-name="P16"><text:span text:style-name="T43">Avoir la ressource </text:span><text:span text:style-name="T44">ressources/formulaire-basique</text:span></text:p>
                <text:p text:style-name="P16"><text:span text:style-name="T43"/></text:p>
              </text:list-item>
            </text:list>
            <text:p text:style-name="P16"><text:span text:style-name="T43">A télécharger ici :</text:span></text:p>
            <text:p text:style-name="P16"><text:span text:style-name="T45"><text:a xlink:href="https://download-directory.github.io/?url=https%3A%2F%2Fgithub.com%2FDanYellow%2Fcours%2Ftree%2Fmain%2Fintegration-web-s1%2Ftravaux-pratiques%2Fnumero-2%2Fressources%2Fformulaire-basique" xlink:type="simple">https://download-directory.github.io/?url=https%3A%2F%2Fgithub.com%2FDanYellow%2Fcours%2Ftree%2Fmain%2Fintegration-web-s1%2Ftravaux-pratiques%2Fnumero-2%2Fressources%2Fformulaire-basique</text:a></text:span></text:p>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5"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2">tous </text:span><text:span text:style-name="T8">les sites web</text:span></text:p>
                  </text:list-item>
                </text:list>
                <text:p text:style-name="P16"><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7" presentation:class="page"/>
          <draw:frame presentation:style-name="pr76"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68"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7"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2">Indispensable pour débugger son site</text:span></text:p>
                <text:list>
                  <text:list-item>
                    <text:p text:style-name="P1"><text:span text:style-name="T52">Ou exploiter des failles de sécurité</text:span></text:p>
                  </text:list-item>
                </text:list>
              </text:list-item>
              <text:list-item>
                <text:p text:style-name="P16"><text:span text:style-name="T8">Permet "d'émuler" des appareils mobiles</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69"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78"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5.626cm" svg:height="5.735cm" svg:x="2.374cm" svg:y="5.965cm">
          <draw:image xlink:href="Pictures/10000201000001020000012164DABF60E6B3ED2F.png" xlink:type="simple" xlink:show="embed" xlink:actuate="onLoad" draw:mime-type="image/png">
            <text:p/>
          </draw:image>
        </draw:frame>
        <draw:frame draw:style-name="gr89" draw:text-style-name="P25" draw:layer="layout" svg:width="25.147cm" svg:height="2.677cm" svg:x="1.02cm" svg:y="13.652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
          </draw:text-box>
        </draw:frame>
        <draw:frame draw:style-name="gr2" draw:text-style-name="P21" draw:layer="layout" svg:width="15.207cm" svg:height="6.21cm" svg:x="10.993cm" svg:y="5.943cm">
          <draw:image xlink:href="Pictures/100002010000050200000279A8F5323216E6F695.png" xlink:type="simple" xlink:show="embed" xlink:actuate="onLoad" draw:mime-type="image/png">
            <text:p/>
          </draw:image>
        </draw:frame>
        <draw:frame draw:style-name="gr90" draw:text-style-name="P62" draw:layer="layout" svg:width="16.6cm" svg:height="1.038cm" svg:x="10.2cm" svg:y="12.3cm">
          <draw:text-box>
            <text:p text:style-name="P12"><text:span text:style-name="T54">console du navigateur Brave</text:span></text:p>
          </draw:text-box>
        </draw:frame>
        <draw:frame draw:style-name="gr91" draw:text-style-name="P62" draw:layer="layout" svg:width="7cm" svg:height="1.825cm" svg:x="1.6cm" svg:y="11.85cm">
          <draw:text-box>
            <text:p text:style-name="P12"><text:span text:style-name="T54">Menu contextuel de Firefox</text:span></text:p>
          </draw:text-box>
        </draw:fram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0"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92" draw:text-style-name="P21" draw:layer="layout" svg:width="24.975cm" svg:height="2cm" svg:x="1.6cm" svg:y="6.8cm">
          <draw:image xlink:href="Pictures/100002010000050200000279A8F5323216E6F695.png" xlink:type="simple" xlink:show="embed" xlink:actuate="onLoad" draw:mime-type="image/png">
            <text:p/>
          </draw:image>
        </draw:frame>
        <draw:custom-shape draw:style-name="gr93" draw:text-style-name="P63" draw:layer="layout" svg:width="2.4cm" svg:height="1.4cm" svg:x="3.6cm" svg:y="7.4cm">
          <text:p/>
          <draw:enhanced-geometry svg:viewBox="0 0 21600 21600" draw:type="rectangle" draw:enhanced-path="M 0 0 L 21600 0 21600 21600 0 21600 0 0 Z N"/>
        </draw:custom-shape>
        <draw:line draw:style-name="gr94" draw:text-style-name="P21" draw:layer="layout" svg:x1="3.6cm" svg:y1="8.6cm" svg:x2="3.6cm" svg:y2="11.6cm">
          <text:p/>
        </draw:line>
        <draw:frame draw:style-name="gr13" draw:text-style-name="P64" draw:layer="layout" svg:width="15cm" svg:height="2.384cm" svg:x="3.6cm" svg:y="9.327cm">
          <draw:text-box>
            <text:p text:style-name="P1"><text:span text:style-name="T19">Onglet Elements (Chrome) / Inspecteur (Firefox)</text:span></text:p>
            <text:p text:style-name="P1"><text:span text:style-name="T18">Affiche la page web courante du point de vue code HTML/CSS</text:span></text:p>
          </draw:text-box>
        </draw:frame>
        <draw:custom-shape draw:style-name="gr95" draw:text-style-name="P63" draw:layer="layout" svg:width="1.2cm" svg:height="1.4cm" svg:x="1.4cm" svg:y="7.4cm">
          <text:p/>
          <draw:enhanced-geometry svg:viewBox="0 0 21600 21600" draw:type="rectangle" draw:enhanced-path="M 0 0 L 21600 0 21600 21600 0 21600 0 0 Z N"/>
        </draw:custom-shape>
        <draw:line draw:style-name="gr96" draw:text-style-name="P21" draw:layer="layout" svg:x1="1.4cm" svg:y1="4.2cm" svg:x2="1.4cm" svg:y2="7.73cm">
          <text:p/>
        </draw:line>
        <draw:frame draw:style-name="gr97" draw:text-style-name="P64" draw:layer="layout" svg:width="12.6cm" svg:height="2.984cm" svg:x="1.4cm" svg:y="4cm">
          <draw:text-box>
            <text:p text:style-name="P1"><text:span text:style-name="T19">Outil "Sélection"</text:span></text:p>
            <text:p text:style-name="P1"><text:span text:style-name="T18">Permet de sélectionner un élément directement sur la page </text:span></text:p>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text:span text:style-name="T53">Durant ce cours, seul les trois premiers éléments nous intéressent (noms traduits par mes soins):</text:span></text:p>
                  <text:list>
                    <text:list-item>
                      <text:p><text:span text:style-name="T53">Sélectionner un élément</text:span></text:p>
                    </text:list-item>
                    <text:list-item>
                      <text:p><text:span text:style-name="T53">Barre d'outil mobile (à droite sous Firefox)</text:span></text:p>
                    </text:list-item>
                    <text:list-item>
                      <text:p><text:span text:style-name="T53">Elements</text:span></text:p>
                    </text:list-item>
                  </text:list>
                </text:list-item>
              </text:list>
            </draw:text-box>
          </draw:frame>
        </presentation:notes>
      </draw:page>
      <draw:page draw:name="page71"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11"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0.301cm" svg:height="9.74cm" svg:x="3.85cm" svg:y="1.93cm">
          <draw:image xlink:href="Pictures/100002010000050200000279A8F5323216E6F695.png" xlink:type="simple" xlink:show="embed" xlink:actuate="onLoad" draw:mime-type="image/png">
            <text:p/>
          </draw:image>
        </draw:frame>
        <draw:custom-shape draw:style-name="gr98" draw:text-style-name="P63" draw:layer="layout" svg:width="14.8cm" svg:height="8.8cm" svg:x="3.6cm" svg:y="3cm">
          <text:p/>
          <draw:enhanced-geometry svg:viewBox="0 0 21600 21600" draw:type="rectangle" draw:enhanced-path="M 0 0 L 21600 0 21600 21600 0 21600 0 0 Z N"/>
        </draw:custom-shape>
        <draw:line draw:style-name="gr94" draw:text-style-name="P21" draw:layer="layout" svg:x1="3.6cm" svg:y1="11cm" svg:x2="3.6cm" svg:y2="13.4cm">
          <text:p/>
        </draw:line>
        <draw:frame draw:style-name="gr15" draw:text-style-name="P41" draw:layer="layout" svg:width="12.6cm" svg:height="1.673cm" svg:x="3.6cm" svg:y="11.8cm">
          <draw:text-box>
            <text:p text:style-name="P1">Code HTML de la page courante<text:line-break/>L'élément en bleu est l'élément sélectionné</text:p>
          </draw:text-box>
        </draw:frame>
        <draw:custom-shape draw:style-name="gr99" draw:text-style-name="P63" draw:layer="layout" svg:width="5.6cm" svg:height="9.2cm" svg:x="18.8cm" svg:y="2.6cm">
          <text:p/>
          <draw:enhanced-geometry svg:viewBox="0 0 21600 21600" draw:mirror-horizontal="true" draw:type="rectangle" draw:enhanced-path="M 0 0 L 21600 0 21600 21600 0 21600 0 0 Z N"/>
        </draw:custom-shape>
        <draw:frame draw:style-name="gr78" draw:text-style-name="P41" draw:layer="layout" svg:width="8.6cm" svg:height="3.806cm" svg:x="18.8cm" svg:y="11.8cm">
          <draw:text-box>
            <text:p text:style-name="P1">Déclarations CSS et sélecteurs CSS de l'élément sélectionné</text:p>
          </draw:text-box>
        </draw:frame>
        <draw:line draw:style-name="gr50" draw:text-style-name="P21" draw:layer="layout" svg:x1="18.8cm" svg:y1="11.67cm" svg:x2="18.8cm" svg:y2="14.2cm">
          <text:p/>
        </draw:lin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2"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0"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3"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46" draw:layer="layout" svg:width="25.43cm" svg:height="12.105cm" svg:x="1.37cm" svg:y="2.295cm" presentation:class="outline" presentation:user-transformed="true">
          <draw:text-box>
            <text:list text:style-name="L2">
              <text:list-item>
                <text:p text:style-name="P16"><text:span text:style-name="T55">Possibilité d'éditer le CSS appliqué sur le panneau de droite</text:span></text:p>
                <text:list>
                  <text:list-item>
                    <text:p text:style-name="P1"><text:span text:style-name="T55">Ajout / retrait / modification sélecteurs CSS</text:span></text:p>
                  </text:list-item>
                  <text:list-item>
                    <text:p text:style-name="P1"><text:span text:style-name="T55">Ajout / retrait / modification propriétés CSS</text:span></text:p>
                  </text:list-item>
                  <text:list-item>
                    <text:p text:style-name="P1"><text:span text:style-name="T55">Modification valeur de propriétés CSS</text:span></text:p>
                  </text:list-item>
                </text:list>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draw:custom-shape draw:style-name="gr67" draw:text-style-name="P54"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41">Pratiquons ! - Console web</text:span></text:p>
          </draw:text-box>
        </draw:frame>
        <draw:custom-shape draw:style-name="gr68"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2" draw:text-style-name="P53" draw:layer="layout" svg:width="26.06cm" svg:height="11.704cm" svg:x="1.37cm" svg:y="2.296cm" presentation:class="outline" presentation:user-transformed="true">
          <draw:text-box>
            <text:list text:style-name="L2">
              <text:list-item>
                <text:p text:style-name="P32"><text:span text:style-name="T47">Ouvrez la console du navigateur sur le site que vous voulez</text:span></text:p>
                <text:list>
                  <text:list-item>
                    <text:p text:style-name="P1"><text:span text:style-name="T47">F12 ou clic droit &gt; Examiner / Inspecter</text:span></text:p>
                  </text:list-item>
                  <text:list-item>
                    <text:p text:style-name="P1"><text:span text:style-name="T47">Sélectionnez l'onglet Éléments / Inspecteur</text:span></text:p>
                  </text:list-item>
                  <text:list-item>
                    <text:p text:style-name="P1"><text:span text:style-name="T47">Sélectionnez des balises </text:span></text:p>
                    <text:list>
                      <text:list-item>
                        <text:p text:style-name="P1"><text:span text:style-name="T47">Éditez le code HTML</text:span></text:p>
                      </text:list-item>
                      <text:list-item>
                        <text:p text:style-name="P1"><text:span text:style-name="T47">Éditez le code CSS (panneau droit)</text:span></text:p>
                      </text:list-item>
                    </text:list>
                  </text:list-item>
                </text:list>
              </text:list-item>
            </text:list>
          </draw:text-box>
        </draw:fram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5" draw:style-name="dp1" draw:master-page-name="Default" presentation:presentation-page-layout-name="AL1T0">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3"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0" draw:text-style-name="P25" draw:layer="layout" svg:width="25.147cm" svg:height="0.8cm" svg:x="1.021cm" svg:y="14.8cm">
          <draw:text-box>
            <text:p><text:span text:style-name="T14">* </text:span><text:span text:style-name="T15">liste non exhaustive</text:span></text:p>
          </draw:text-box>
        </draw:frame>
        <presentation:notes draw:style-name="dp2">
          <draw:page-thumbnail draw:style-name="gr3" draw:layer="layout" svg:width="13.586cm" svg:height="11.136cm" svg:x="3.703cm" svg:y="2.252cm" draw:page-number="75" presentation:class="page"/>
          <draw:frame presentation:style-name="pr84"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6" draw:style-name="dp1" draw:master-page-name="Default_5f_" presentation:presentation-page-layout-name="AL1T0">
        <draw:frame presentation:style-name="pr85"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01" draw:text-style-name="P65"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66"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6"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2">Ne copier-collez jamais du code que vous ne comprenez pas dans la console du navigateur</text:span></text:p>
                  </text:list-item>
                </text:list>
              </text:list-item>
            </text:list>
          </draw:text-box>
        </draw:frame>
        <draw:frame draw:style-name="gr103" draw:text-style-name="P25" draw:layer="layout" svg:width="25.147cm" svg:height="2.147cm" svg:x="1.022cm" svg:y="13.4cm">
          <draw:text-box>
            <text:p><text:span text:style-name="T14">Sources :</text:span></text:p>
            <text:list text:style-name="L1">
              <text:list-item>
                <text:p><text:span text:style-name="T27"><text:a xlink:href="https://en.wikipedia.org/wiki/Self-XSS" xlink:type="simple">https://en.wikipedia.org/wiki/Self-XSS</text:a></text:span><text:span text:style-name="T15"><text:s/>– anglais</text:span></text:p>
              </text:list-item>
              <text:list-item>
                <text:p><text:span text:style-name="T15">https://www.asafety.fr/vuln-exploit-poc/poc-xss-elever-et-exploiter-une-self-xss-via-wysinwyc/#Payload_Self-XSS_de_vol_de_credentiels – Exemples de failles liées à la console</text:span></text:p>
              </text:list-item>
            </text:list>
          </draw:text-box>
        </draw:frame>
        <presentation:notes draw:style-name="dp2">
          <draw:page-thumbnail draw:style-name="gr3" draw:layer="layout" svg:width="13.586cm" svg:height="11.136cm" svg:x="3.703cm" svg:y="2.252cm" draw:page-number="76" presentation:class="page"/>
          <draw:frame presentation:style-name="pr87"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7" draw:style-name="dp1" draw:master-page-name="Default" presentation:presentation-page-layout-name="AL1T0">
        <draw:frame presentation:style-name="pr88" draw:text-style-name="P67" draw:layer="layout" svg:width="25.198cm" svg:height="5.677cm" svg:x="1.393cm" svg:y="4.8cm" presentation:class="title" presentation:user-transformed="true">
          <draw:text-box>
            <text:p text:style-name="P1"><text:span text:style-name="T56">Soyez malin/maligne : Utilisez </text:span><text:span text:style-name="T56"><text:line-break/></text:span><text:span text:style-name="T56">la console du navigateur pour développe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89"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8" draw:style-name="dp1" draw:master-page-name="Default_5f_" presentation:presentation-page-layout-name="AL1T0">
        <draw:frame presentation:style-name="pr90" draw:text-style-name="P15" draw:layer="layout" svg:width="25.198cm" svg:height="1.303cm" svg:x="1.393cm" svg:y="0.627cm" presentation:class="title" presentation:user-transformed="true">
          <draw:text-box>
            <text:p text:style-name="P1"><text:span text:style-name="T7">Console du navigateur</text:span></text:p>
          </draw:text-box>
        </draw:frame>
        <draw:custom-shape draw:style-name="gr87"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88" draw:text-style-name="P19" draw:layer="layout" svg:width="8.15cm" svg:height="4.314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89" draw:text-style-name="P25" draw:layer="layout" svg:width="25.147cm" svg:height="2.677cm" svg:x="1.021cm" svg:y="13.453cm">
          <draw:text-box>
            <text:p><text:span text:style-name="T14">Source(s) :</text:span></text:p>
            <text:list text:style-name="L1">
              <text:list-item>
                <text:p><text:span text:style-name="T15">https://developer.mozilla.org/en-US/docs/Tools/Web_Console/Keyboard_shortcuts</text:span></text:p>
              </text:list-item>
              <text:list-item>
                <text:p><text:span text:style-name="T15">https://developers.google.com/web/tools/chrome-devtools/shortcuts</text:span></text:p>
              </text:list-item>
              <text:list-item>
                <text:p><text:span text:style-name="T15">https://www.youtube.com/watch?v=TcTSqhpm80Y – anglais – présentation de fonctionnalités de la console</text:span></text:p>
              </text:list-item>
            </text:list>
          </draw:text-box>
        </draw:frame>
        <draw:frame draw:style-name="gr2" draw:text-style-name="P21" draw:layer="layout" svg:width="13.3cm" svg:height="7.45cm" svg:x="7.35cm" svg:y="2.4cm">
          <draw:image xlink:href="Pictures/100002010000047F00000285EC9C33C7CD9DD811.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04" draw:text-style-name="P68" draw:layer="layout" svg:width="11.4cm" svg:height="3.295cm" svg:x="8.3cm" svg:y="10.158cm">
          <draw:text-box>
            <text:p text:style-name="P12"><text:span text:style-name="T57">Vidéo de présentation en anglais</text:span></text:p>
            <text:p text:style-name="P12"><text:span text:style-name="T57">sur des fonctionnalités de la console</text:span></text:p>
            <text:p text:style-name="P12"><text:span text:style-name="T57">(cliquez sur l'image pour y accéder)</text:span></text:p>
          </draw:text-box>
        </draw:frame>
        <presentation:notes draw:style-name="dp2">
          <draw:page-thumbnail draw:style-name="gr3" draw:layer="layout" svg:width="13.586cm" svg:height="11.136cm" svg:x="3.703cm" svg:y="2.252cm" draw:page-number="78" presentation:class="page"/>
          <draw:frame presentation:style-name="pr91" draw:text-style-name="P6" draw:layer="layout" svg:width="16.8cm" svg:height="13.365cm" svg:x="2.097cm" svg:y="14.103cm" presentation:class="notes" presentation:user-transformed="true">
            <draw:text-box>
              <text:list text:style-name="L1">
                <text:list-item>
                  <text:p><text:span text:style-name="T53">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9" draw:style-name="dp1" draw:master-page-name="Default" presentation:presentation-page-layout-name="AL1T0">
        <draw:custom-shape draw:style-name="gr105" draw:text-style-name="P54" draw:layer="layout" svg:width="1.64cm" svg:height="14.531cm" draw:transform="rotate (-1.5707963267949) translate (28.01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55" draw:layer="layout" svg:width="25.198cm" svg:height="1.303cm" svg:x="1.393cm" svg:y="0.627cm" presentation:class="title" presentation:user-transformed="true">
          <draw:text-box>
            <text:p text:style-name="P1"><text:span text:style-name="T58">Pratiquons ! - </text:span><text:span text:style-name="T41"><text:s/>Notre premier formulaire</text:span></text:p>
          </draw:text-box>
        </draw:frame>
        <draw:custom-shape draw:style-name="gr106" draw:text-style-name="P56"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2" draw:text-style-name="P57" draw:layer="layout" svg:width="26.06cm" svg:height="3.104cm" svg:x="1.334cm" svg:y="2.296cm" presentation:class="outline" presentation:user-transformed="true">
          <draw:text-box>
            <text:p text:style-name="P32"><text:span text:style-name="T59">Appliquez ce que vous venez d’apprendre en ajoutant de nouvelles zones à votre projet avec ces nouvelles notions</text:span></text:p>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3" draw:master-page-name="Default" presentation:presentation-page-layout-name="AL3T1">
        <presentation:notes draw:style-name="dp2">
          <draw:page-thumbnail draw:style-name="gr3" draw:layer="layout" svg:width="13.586cm" svg:height="11.136cm" svg:x="3.703cm" svg:y="2.252cm" draw:page-number="80" presentation:class="page"/>
          <draw:frame presentation:style-name="pr3" draw:text-style-name="P6" draw:layer="layout" svg:width="16.8cm" svg:height="13.365cm" svg:x="2.097cm" svg:y="14.103cm" presentation:class="notes" presentation:placeholder="true">
            <draw:text-box/>
          </draw:frame>
        </presentation:notes>
      </draw:page>
      <draw:page draw:name="page81" draw:style-name="dp3" draw:master-page-name="Default" presentation:presentation-page-layout-name="AL3T1">
        <draw:frame presentation:style-name="pr93" draw:text-style-name="P69" draw:layer="layout" svg:width="25.198cm" svg:height="12.191cm" svg:x="1.4cm" svg:y="1.713cm">
          <draw:text-box>
            <text:p><text:span text:style-name="T60">Questions ?</text:span></text:p>
          </draw:text-box>
        </draw:frame>
        <presentation:notes draw:style-name="dp2">
          <draw:page-thumbnail draw:style-name="gr3" draw:layer="layout" svg:width="13.586cm" svg:height="11.136cm" svg:x="3.703cm" svg:y="2.252cm" draw:page-number="81" presentation:class="page"/>
          <draw:frame presentation:style-name="pr3" draw:text-style-name="P70"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ber&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17-11-08T22:22:04.238000000</meta:creation-date>
    <dc:date>2023-01-17T12:15:00.246834814</dc:date>
    <meta:editing-duration>P21DT21H9M27S</meta:editing-duration>
    <meta:editing-cycles>1308</meta:editing-cycles>
    <meta:generator>LibreOffice/7.1.7.2$MacOSX_X86_64 LibreOffice_project/c6a4e3954236145e2acb0b65f68614365aeee33f</meta:generator>
    <meta:document-statistic meta:object-count="666"/>
  </office:meta>
</office:document-meta>
</file>